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Andale Mono', Consolas, monospace"/>
    <style:font-face style:name="Inconsolata" svg:font-family="Inconsolata, monospace"/>
    <style:font-face style:name="Lohit Devanagari1" svg:font-family="'Lohit Devanagari'"/>
    <style:font-face style:name="Monaco" svg:font-family="Monaco, consolas, 'bitstream vera sans mono', 'courier new', Courier, monospace"/>
    <style:font-face style:name="Source Sans Pro" svg:font-family="'Source Sans Pro', 'Lucida Grande', sans-serif"/>
    <style:font-face style:name="inherit" svg:font-family="inherit"/>
    <style:font-face style:name="monospace" svg:font-family="monospace, monospace"/>
    <style:font-face style:name="noto serif" svg:font-family="'noto serif',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805cm"/>
    </style:style>
    <style:style style:name="Tabla1.B" style:family="table-column">
      <style:table-column-properties style:column-width="1.737cm"/>
    </style:style>
    <style:style style:name="Tabla1.C" style:family="table-column">
      <style:table-column-properties style:column-width="1.547cm"/>
    </style:style>
    <style:style style:name="Tabla1.D" style:family="table-column">
      <style:table-column-properties style:column-width="8.911cm"/>
    </style:style>
    <style:style style:name="Tabla1.A1" style:family="table-cell">
      <style:table-cell-properties style:vertical-align="middle" fo:background-color="#ffffff" fo:padding-left="0.344cm" fo:padding-right="0.344cm" fo:padding-top="0.238cm" fo:padding-bottom="0.238cm" fo:border="0.05pt solid #d8d8d8">
        <style:background-image/>
      </style:table-cell-properties>
    </style:style>
    <style:style style:name="Tabla1.A3" style:family="table-cell">
      <style:table-cell-properties style:vertical-align="middle" fo:background-color="#f4f4f4" fo:padding-left="0.344cm" fo:padding-right="0.344cm" fo:padding-top="0.238cm" fo:padding-bottom="0.238cm" fo:border="0.05pt solid #d8d8d8">
        <style:background-image/>
      </style:table-cell-properties>
    </style:style>
    <style:style style:name="Tabla2" style:family="table">
      <style:table-properties style:width="8.992cm" table:align="left"/>
    </style:style>
    <style:style style:name="Tabla2.A" style:family="table-column">
      <style:table-column-properties style:column-width="0.3cm"/>
    </style:style>
    <style:style style:name="Tabla2.B" style:family="table-column">
      <style:table-column-properties style:column-width="8.692cm"/>
    </style:style>
    <style:style style:name="Tabla2.A1" style:family="table-cell">
      <style:table-cell-properties style:vertical-align="middle" fo:padding="0cm" fo:border="none"/>
    </style:style>
    <style:style style:name="Tabla3" style:family="table">
      <style:table-properties style:width="11.698cm" table:align="left"/>
    </style:style>
    <style:style style:name="Tabla3.A" style:family="table-column">
      <style:table-column-properties style:column-width="0.3cm"/>
    </style:style>
    <style:style style:name="Tabla3.B" style:family="table-column">
      <style:table-column-properties style:column-width="11.398cm"/>
    </style:style>
    <style:style style:name="Tabla3.A1" style:family="table-cell">
      <style:table-cell-properties style:vertical-align="middle" fo:padding="0cm" fo:border="none"/>
    </style:style>
    <style:style style:name="Tabla4" style:family="table">
      <style:table-properties style:width="16.743cm" table:align="left"/>
    </style:style>
    <style:style style:name="Tabla4.A" style:family="table-column">
      <style:table-column-properties style:column-width="0.568cm"/>
    </style:style>
    <style:style style:name="Tabla4.B" style:family="table-column">
      <style:table-column-properties style:column-width="16.175cm"/>
    </style:style>
    <style:style style:name="Tabla4.A1" style:family="table-cell">
      <style:table-cell-properties style:vertical-align="middle" fo:padding="0cm" fo:border="none"/>
    </style:style>
    <style:style style:name="Tabla5" style:family="table">
      <style:table-properties style:width="17cm" table:align="left"/>
    </style:style>
    <style:style style:name="Tabla5.A" style:family="table-column">
      <style:table-column-properties style:column-width="0.568cm"/>
    </style:style>
    <style:style style:name="Tabla5.B" style:family="table-column">
      <style:table-column-properties style:column-width="16.432cm"/>
    </style:style>
    <style:style style:name="Tabla5.A1" style:family="table-cell">
      <style:table-cell-properties style:vertical-align="middle" fo:padding="0cm" fo:border="none"/>
    </style:style>
    <style:style style:name="Tabla6" style:family="table">
      <style:table-properties style:width="17cm" table:align="left"/>
    </style:style>
    <style:style style:name="Tabla6.A" style:family="table-column">
      <style:table-column-properties style:column-width="0.568cm"/>
    </style:style>
    <style:style style:name="Tabla6.B" style:family="table-column">
      <style:table-column-properties style:column-width="16.432cm"/>
    </style:style>
    <style:style style:name="Tabla6.A1" style:family="table-cell">
      <style:table-cell-properties style:vertical-align="middle" fo:padding="0cm" fo:border="none"/>
    </style:style>
    <style:style style:name="P1" style:family="paragraph" style:parent-style-name="Standard">
      <style:text-properties style:use-window-font-color="true" style:font-name="Liberation Serif" fo:background-color="transparent"/>
    </style:style>
    <style:style style:name="P2" style:family="paragraph" style:parent-style-name="Standard">
      <style:paragraph-properties style:line-height-at-least="0.503cm"/>
      <style:text-properties style:use-window-font-color="true" style:font-name="Liberation Serif" fo:background-color="transparent"/>
    </style:style>
    <style:style style:name="P3" style:family="paragraph" style:parent-style-name="Standard">
      <style:text-properties style:use-window-font-color="true" style:font-name="Liberation Serif" officeooo:rsid="001d8e1e" officeooo:paragraph-rsid="001d8e1e" fo:background-color="transparent"/>
    </style:style>
    <style:style style:name="P4" style:family="paragraph" style:parent-style-name="Standard">
      <style:text-properties style:use-window-font-color="true" style:font-name="Liberation Serif" fo:font-size="10.5pt" fo:font-weight="normal" fo:background-color="transparent"/>
    </style:style>
    <style:style style:name="P5" style:family="paragraph" style:parent-style-name="Standard">
      <style:paragraph-properties style:line-height-at-least="0.503cm"/>
      <style:text-properties style:use-window-font-color="true" style:font-name="Liberation Serif" fo:font-size="10.5pt" fo:font-weight="normal" fo:background-color="transparent"/>
    </style:style>
    <style:style style:name="P6" style:family="paragraph" style:parent-style-name="Standard">
      <style:text-properties style:use-window-font-color="true" style:font-name="Liberation Serif" fo:font-size="10.5pt" fo:font-weight="normal" officeooo:rsid="001d8e1e" officeooo:paragraph-rsid="001d8e1e" fo:background-color="transparent"/>
    </style:style>
    <style:style style:name="P7" style:family="paragraph" style:parent-style-name="Standard">
      <style:paragraph-properties fo:break-before="page"/>
      <style:text-properties style:use-window-font-color="true" style:font-name="Liberation Serif" fo:font-size="10.5pt" fo:font-weight="normal" officeooo:rsid="001d8e1e" officeooo:paragraph-rsid="001d8e1e" fo:background-color="transparent"/>
    </style:style>
    <style:style style:name="P8" style:family="paragraph" style:parent-style-name="Standard">
      <style:paragraph-properties fo:break-before="page"/>
      <style:text-properties style:use-window-font-color="true" style:font-name="Liberation Serif" officeooo:rsid="001d8e1e" officeooo:paragraph-rsid="001d8e1e" fo:background-color="transparent"/>
    </style:style>
    <style:style style:name="P9" style:family="paragraph" style:parent-style-name="Standard">
      <style:paragraph-properties fo:margin-top="0cm" fo:margin-bottom="0.499cm" loext:contextual-spacing="false" style:line-height-at-least="0.503cm"/>
      <style:text-properties style:use-window-font-color="true" style:font-name="Liberation Serif" fo:background-color="transparent"/>
    </style:style>
    <style:style style:name="P10" style:family="paragraph" style:parent-style-name="Standard">
      <style:paragraph-properties fo:margin-top="0cm" fo:margin-bottom="0.499cm" loext:contextual-spacing="false" style:line-height-at-least="0.503cm"/>
      <style:text-properties style:use-window-font-color="true" style:font-name="Liberation Serif" fo:font-size="10.5pt" fo:font-weight="normal" fo:background-color="transparent"/>
    </style:style>
    <style:style style:name="P11" style:family="paragraph" style:parent-style-name="Table_20_Heading">
      <style:paragraph-properties fo:line-height="160%" fo:text-align="start" style:justify-single-word="false"/>
      <style:text-properties fo:font-weight="bold"/>
    </style:style>
    <style:style style:name="P12" style:family="paragraph" style:parent-style-name="Heading_20_1">
      <style:text-properties style:use-window-font-color="true" style:font-name="inherit" fo:font-size="29.25pt" fo:font-weight="bold" officeooo:rsid="001d8e1e" officeooo:paragraph-rsid="001d8e1e" fo:background-color="#e6ecf9" loext:padding="0cm" loext:border="none"/>
    </style:style>
    <style:style style:name="P13" style:family="paragraph" style:parent-style-name="Standard">
      <style:text-properties style:use-window-font-color="true" style:font-name="Liberation Serif" officeooo:rsid="001d8e1e" officeooo:paragraph-rsid="001d8e1e" fo:background-color="transparent"/>
    </style:style>
    <style:style style:name="P14" style:family="paragraph" style:parent-style-name="Heading_20_2">
      <style:paragraph-properties fo:margin-left="0cm" fo:margin-right="0cm" fo:margin-top="0.212cm" fo:margin-bottom="0.423cm" loext:contextual-spacing="false" fo:line-height="125%" fo:orphans="2" fo:widows="2" fo:text-indent="0cm" style:auto-text-indent="false" fo:padding-left="0cm" fo:padding-right="0cm" fo:padding-top="0cm" fo:padding-bottom="0.212cm" fo:border-left="none" fo:border-right="none" fo:border-top="none" fo:border-bottom="0.06pt solid #000000"/>
      <style:text-properties fo:font-variant="normal" fo:text-transform="none" fo:color="#111111" fo:letter-spacing="normal"/>
    </style:style>
    <style:style style:name="P15" style:family="paragraph" style:parent-style-name="Heading_20_2">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333333" style:font-name="inherit" fo:font-size="24pt" fo:letter-spacing="normal" fo:font-style="normal" fo:font-weight="bold" loext:padding="0cm" loext:border="none"/>
    </style:style>
    <style:style style:name="P16" style:family="paragraph" style:parent-style-name="Heading_20_2">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333333" style:font-name="noto serif" fo:font-size="24pt" fo:letter-spacing="normal" fo:font-style="normal" fo:font-weight="normal" style:font-name-asian="noto serif" style:font-size-asian="14.25pt" style:font-style-asian="normal" style:font-weight-asian="normal" style:font-name-complex="noto serif" style:font-size-complex="14.25pt" style:font-style-complex="normal" style:font-weight-complex="normal" loext:padding="0cm" loext:border="none"/>
    </style:style>
    <style:style style:name="P17" style:family="paragraph" style:parent-style-name="Text_20_body">
      <style:paragraph-properties fo:margin-left="0cm" fo:margin-right="0cm" fo:margin-top="0cm" fo:margin-bottom="0.423cm" loext:contextual-spacing="false" fo:line-height="165%" fo:orphans="2" fo:widows="2" fo:text-indent="0cm" style:auto-text-indent="false"/>
      <style:text-properties fo:font-variant="normal" fo:text-transform="none" fo:color="#333333" style:font-name="Source Sans Pro" fo:font-size="13.5pt" fo:letter-spacing="normal" fo:font-style="normal" fo:font-weight="normal"/>
    </style:style>
    <style:style style:name="P18" style:family="paragraph" style:parent-style-name="Text_20_body">
      <style:paragraph-properties fo:margin-left="0cm" fo:margin-right="0cm" fo:margin-top="0cm" fo:margin-bottom="0.423cm" loext:contextual-spacing="false" style:line-height-at-least="0.635cm" fo:orphans="2" fo:widows="2" fo:text-indent="0cm" style:auto-text-indent="false"/>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inherit" fo:font-size="14.25pt" fo:letter-spacing="normal" fo:font-style="normal" fo:font-weight="normal" loext:padding="0cm" loext:border="none"/>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noto serif" fo:font-size="14.25pt" fo:letter-spacing="normal" fo:font-style="normal" fo:font-weight="normal" style:font-name-asian="noto serif" style:font-size-asian="14.25pt" style:font-style-asian="normal" style:font-weight-asian="normal" style:font-name-complex="noto serif" style:font-size-complex="14.25pt" style:font-style-complex="normal" style:font-weight-complex="normal" loext:padding="0cm" loext:border="none"/>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paragraph-properties fo:break-before="page"/>
      <style:text-properties fo:font-variant="normal" fo:text-transform="none" fo:color="#333333" style:font-name="Source Sans Pro" fo:font-size="13.5pt" fo:letter-spacing="normal" fo:font-style="normal" fo:font-weight="normal" officeooo:rsid="001d8e1e" officeooo:paragraph-rsid="001d8e1e" fo:background-color="transparent"/>
    </style:style>
    <style:style style:name="P23" style:family="paragraph" style:parent-style-name="Preformatted_20_Text">
      <loext:graphic-properties draw:fill="solid" draw:fill-color="#f7f7f7" draw:opacity="100%"/>
      <style:paragraph-properties fo:margin-left="0cm" fo:margin-right="0cm" fo:margin-top="0cm" fo:margin-bottom="0.635cm" loext:contextual-spacing="false" fo:orphans="2" fo:widows="2" fo:text-indent="0cm" style:auto-text-indent="false" fo:background-color="#f7f7f7" fo:padding="0cm" fo:border="none"/>
      <style:text-properties fo:font-variant="normal" fo:text-transform="none" fo:color="#000000" fo:letter-spacing="normal" fo:background-color="#f0f0f0"/>
    </style:style>
    <style:style style:name="P24" style:family="paragraph" style:parent-style-name="Preformatted_20_Text">
      <loext:graphic-properties draw:fill="solid" draw:fill-color="#f7f7f7" draw:opacity="100%"/>
      <style:paragraph-properties fo:margin-top="0cm" fo:margin-bottom="0.635cm" loext:contextual-spacing="false" fo:orphans="2" fo:widows="2" fo:background-color="#f7f7f7" fo:padding="0cm" fo:border="none"/>
      <style:text-properties fo:font-variant="normal" fo:text-transform="none" fo:color="#000000" fo:letter-spacing="normal" fo:background-color="#f0f0f0"/>
    </style:style>
    <style:style style:name="P25" style:family="paragraph" style:parent-style-name="Table_20_Contents">
      <style:paragraph-properties fo:line-height="140%" fo:text-align="start" style:justify-single-word="false"/>
    </style:style>
    <style:style style:name="P26" style:family="paragraph" style:parent-style-name="Table_20_Contents">
      <style:paragraph-properties style:line-height-at-least="0.635cm" fo:text-align="start" style:justify-single-word="false"/>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1b2426" loext:padding="0cm" loext:border="none"/>
    </style:style>
    <style:style style:name="P29"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1b2426" style:font-name="Monaco" fo:font-style="normal" fo:font-weight="normal" fo:background-color="#435a5f" loext:padding="0cm" loext:border="none"/>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1b2426" loext:padding="0cm" loext:border="none"/>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2" style:family="paragraph" style:parent-style-name="Heading_20_3">
      <style:paragraph-properties fo:margin-left="0cm" fo:margin-right="0cm" fo:margin-top="0.423cm" fo:margin-bottom="0.106cm" loext:contextual-spacing="false" fo:line-height="125%" fo:orphans="2" fo:widows="2" fo:text-indent="0cm" style:auto-text-indent="false"/>
      <style:text-properties fo:font-variant="normal" fo:text-transform="none" fo:color="#111111"/>
    </style:style>
    <style:style style:name="T1" style:family="text">
      <style:text-properties style:font-name="Source Sans Pro" fo:font-style="normal" fo:font-weight="bold"/>
    </style:style>
    <style:style style:name="T2" style:family="text">
      <style:text-properties style:font-name="Fira Mono" fo:letter-spacing="normal" fo:background-color="#f7f7f7" loext:char-shading-value="0" loext:padding="0cm" loext:border="none"/>
    </style:style>
    <style:style style:name="T3" style:family="text">
      <style:text-properties fo:font-variant="normal" fo:text-transform="none" fo:color="#333333" style:font-name="Source Sans Pro" fo:font-size="13.5pt" fo:letter-spacing="normal" fo:font-style="normal" fo:font-weight="normal"/>
    </style:style>
    <style:style style:name="T4" style:family="text">
      <style:text-properties fo:font-variant="normal" fo:text-transform="none" fo:color="#333333" style:font-name="Fira Mono" fo:font-size="13.5pt" fo:letter-spacing="normal" fo:font-style="normal" fo:font-weight="normal" fo:background-color="#f7f7f7" loext:char-shading-value="0" loext:padding="0cm" loext:border="none"/>
    </style:style>
    <style:style style:name="T5" style:family="text">
      <style:text-properties fo:font-variant="normal" fo:text-transform="none" fo:color="#333333" style:font-name="inherit" fo:font-size="14.25pt" fo:letter-spacing="normal" fo:font-style="normal" fo:font-weight="normal" loext:padding="0cm" loext:border="none"/>
    </style:style>
    <style:style style:name="T6" style:family="text">
      <style:text-properties fo:font-variant="normal" fo:text-transform="none" fo:color="#333333" style:font-name="inherit" fo:font-size="14.25pt" fo:letter-spacing="normal" fo:font-style="normal" fo:font-weight="bold" loext:padding="0cm" loext:border="none"/>
    </style:style>
    <style:style style:name="T7" style:family="text">
      <style:text-properties fo:font-variant="normal" fo:text-transform="none" fo:color="#333333" style:font-name="inherit" fo:font-size="14.25pt" fo:letter-spacing="normal" fo:font-style="italic" fo:font-weight="normal" loext:padding="0cm" loext:border="none"/>
    </style:style>
    <style:style style:name="T8" style:family="text">
      <style:text-properties fo:font-variant="normal" fo:text-transform="none" fo:color="#333333" style:font-name="Inconsolata" fo:font-size="14.25pt" fo:letter-spacing="normal" fo:font-style="normal" fo:font-weight="normal" loext:padding="0cm" loext:border="none"/>
    </style:style>
    <style:style style:name="T9" style:family="text">
      <style:text-properties fo:font-variant="normal" fo:text-transform="none" fo:color="#333333" style:text-line-through-style="none" style:text-line-through-type="none" style:font-name="inherit" fo:font-size="14.25pt" fo:letter-spacing="normal" fo:font-style="normal" style:text-underline-style="none" fo:font-weight="normal" style:text-blinking="false" loext:padding="0cm" loext:border="none"/>
    </style:style>
    <style:style style:name="T10" style:family="text">
      <style:text-properties fo:font-variant="normal" fo:text-transform="none" fo:color="#333333" style:font-name="noto serif" fo:font-size="14.25pt" fo:letter-spacing="normal" fo:font-style="normal" fo:font-weight="normal" style:font-name-asian="noto serif" style:font-size-asian="14.25pt" style:font-style-asian="normal" style:font-weight-asian="normal" style:font-name-complex="noto serif" style:font-size-complex="14.25pt" style:font-style-complex="normal" style:font-weight-complex="normal" loext:padding="0cm" loext:border="none"/>
    </style:style>
    <style:style style:name="T11"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12" style:family="text">
      <style:text-properties fo:font-variant="normal" fo:text-transform="none" fo:color="#5ba1cf" style:font-name="Monaco" fo:font-style="normal" fo:font-weight="normal" fo:background-color="#1b2426" loext:char-shading-value="0" loext:padding="0cm" loext:border="none"/>
    </style:style>
    <style:style style:name="T13" style:family="text">
      <style:text-properties fo:font-variant="normal" fo:text-transform="none" fo:color="#5ba1cf" style:font-name="Monaco" fo:font-style="normal" fo:font-weight="normal" fo:background-color="#323e41" loext:char-shading-value="0" loext:padding="0cm" loext:border="none"/>
    </style:style>
    <style:style style:name="T14" style:family="text">
      <style:text-properties fo:font-variant="normal" fo:text-transform="none" style:font-name="Monaco" fo:font-style="normal" fo:font-weight="normal" fo:background-color="#1b2426" loext:char-shading-value="0" loext:padding="0cm" loext:border="none"/>
    </style:style>
    <style:style style:name="T15" style:family="text">
      <style:text-properties fo:font-variant="normal" fo:text-transform="none" style:font-name="Monaco" fo:font-style="normal" fo:font-weight="normal" fo:background-color="#323e41" loext:char-shading-value="0" loext:padding="0cm" loext:border="none"/>
    </style:style>
    <style:style style:name="T16"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17" style:family="text">
      <style:text-properties fo:font-variant="normal" fo:text-transform="none" fo:color="#e0e8ff" style:font-name="Monaco" fo:font-style="normal" fo:font-weight="normal" fo:background-color="#1b2426" loext:char-shading-value="0" loext:padding="0cm" loext:border="none"/>
    </style:style>
    <style:style style:name="T18" style:family="text">
      <style:text-properties fo:font-variant="normal" fo:text-transform="none" fo:color="#e0e8ff" style:font-name="Monaco" fo:font-style="normal" fo:font-weight="normal" fo:background-color="#323e41" loext:char-shading-value="0" loext:padding="0cm" loext:border="none"/>
    </style:style>
    <style:style style:name="T19" style:family="text">
      <style:text-properties fo:font-variant="normal" fo:text-transform="none" fo:color="#b9bdb6" style:font-name="Monaco" fo:font-style="normal" fo:font-weight="normal" fo:background-color="#1b2426" loext:char-shading-value="0" loext:padding="0cm" loext:border="none"/>
    </style:style>
    <style:style style:name="T20" style:family="text">
      <style:text-properties fo:font-variant="normal" fo:text-transform="none" fo:color="#b9bdb6" style:font-name="Monaco" fo:font-style="normal" fo:font-weight="normal" fo:background-color="#323e41" loext:char-shading-value="0" loext:padding="0cm" loext:border="none"/>
    </style:style>
    <style:style style:name="T21" style:family="text">
      <style:text-properties fo:font-variant="normal" fo:text-transform="none" fo:color="#5ce638" style:font-name="Monaco" fo:font-style="normal" fo:font-weight="normal" fo:background-color="#1b2426" loext:char-shading-value="0" loext:padding="0cm" loext:border="none"/>
    </style:style>
    <style:style style:name="T22" style:family="text">
      <style:text-properties fo:font-variant="normal" fo:text-transform="none" fo:color="#5ce638" style:font-name="Monaco" fo:font-style="normal" fo:font-weight="normal" fo:background-color="#323e41" loext:char-shading-value="0" loext:padding="0cm" loext:border="none"/>
    </style:style>
    <style:style style:name="T23" style:family="text">
      <style:text-properties fo:font-variant="normal" fo:text-transform="none" fo:color="#ffaa3e" style:font-name="Monaco" fo:font-style="normal" fo:font-weight="normal" fo:background-color="#1b2426" loext:char-shading-value="0" loext:padding="0cm" loext:border="none"/>
    </style:style>
    <style:style style:name="T24" style:family="text">
      <style:text-properties fo:font-variant="normal" fo:text-transform="none" fo:color="#ffaa3e" style:font-name="Monaco" fo:font-style="normal" fo:font-weight="normal" fo:background-color="#323e41" loext:char-shading-value="0" loext:padding="0cm" loext:border="none"/>
    </style:style>
    <style:style style:name="T25" style:family="text">
      <style:text-properties fo:font-variant="normal" fo:text-transform="none" fo:background-color="#323e41" loext:char-shading-value="0" loext:padding="0cm" loext:border="none"/>
    </style:style>
    <style:style style:name="T26" style:family="text">
      <style:text-properties fo:font-variant="normal" fo:text-transform="none" fo:background-color="#1b2426" loext:char-shading-value="0" loext:padding="0cm" loext:border="none"/>
    </style:style>
    <style:style style:name="T27" style:family="text">
      <style:text-properties style:font-name="monospace" fo:font-size="12pt" fo:font-style="normal" fo:font-weight="normal"/>
    </style:style>
    <style:style style:name="T28" style:family="text">
      <style:text-properties fo:color="#222222" style:font-name="monospace" fo:font-size="12pt" fo:font-style="normal" fo:font-weight="bold"/>
    </style:style>
    <style:style style:name="T29" style:family="text">
      <style:text-properties fo:color="#222222" style:font-name="monospace" fo:font-size="12pt" fo:font-style="normal" fo:font-weight="normal"/>
    </style:style>
    <style:style style:name="T30" style:family="text">
      <style:text-properties fo:color="#008080" style:font-name="monospace" fo:font-size="12pt" fo:font-style="normal" fo:font-weight="normal"/>
    </style:style>
    <style:style style:name="T31" style:family="text">
      <style:text-properties fo:color="#dd1144" style:font-name="monospace" fo:font-size="12pt" fo:font-style="normal" fo:font-weight="normal"/>
    </style:style>
    <style:style style:name="T32" style:family="text">
      <style:text-properties fo:color="#990000" style:font-name="monospace" fo:font-size="12pt" fo:font-style="normal" fo:font-weight="normal"/>
    </style:style>
    <style:style style:name="T33" style:family="text">
      <style:text-properties fo:color="#606aa1" style:font-name="monospace" fo:font-size="12pt" fo:font-style="normal" style:text-underline-style="solid" style:text-underline-width="auto" style:text-underline-color="font-color" fo:font-weight="normal"/>
    </style:style>
    <style:style style:name="T34" style:family="text">
      <style:text-properties fo:color="#445588" style:font-name="monospace" fo:font-size="12pt" fo:font-style="normal" fo:font-weight="bold"/>
    </style:style>
    <style:style style:name="T35" style:family="text">
      <style:text-properties fo:color="#445588" style:font-name="monospace" fo:font-size="12pt" fo:font-style="normal" fo:font-weight="normal"/>
    </style:style>
    <style:style style:name="T36" style:family="text">
      <style:text-properties fo:color="#cb3837" style:text-line-through-style="none" style:text-line-through-type="none" style:text-underline-style="none" style:text-blinking="false" fo:background-color="transparent" loext:char-shading-value="0"/>
    </style:style>
    <style:style style:name="T37" style:family="text">
      <style:text-properties fo:background-color="#e6ecf9" loext:char-shading-value="0"/>
    </style:style>
    <style:style style:name="T38" style:family="text">
      <style:text-properties style:font-name="inherit" fo:font-size="14.25pt" style:font-name-asian="inherit" style:font-size-asian="14.25pt" style:font-name-complex="inherit" style:font-size-complex="14.25pt" loext:padding="0cm" loext:border="none"/>
    </style:style>
    <style:style style:name="Sect1" style:family="section">
      <style:section-properties fo:background-color="#1b2426"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 LD_LIBRARY_PATH=/home/soa/sistema_pilotocoslada/libsoav1/eNBSP/bin:/home/soa/sistema_pilotocoslada/libloav1/libreria/:/home/soa/sistema_pilotocoslada/libsoav1/libreria/ ./kernelsoa pilotocoslada</text:p>
      <text:p text:style-name="P1"/>
      <text:p text:style-name="P1"/>
      <text:p text:style-name="P1">mysqldump -u localhost -plocalhost --databases --events huevon_pilotocoslada ps_pilotocoslada karnaverde_pilotocoslada sistema_pilotocoslada calendario_pilotocoslada compras_pilotocoslada autoteo_pilotocoslada teo_pilotocoslada lectores_pilotocoslada huevin_pilotocoslada consultas_pilotocoslada &gt; sistema_pilotocoslada_17122019.sql</text:p>
      <text:p text:style-name="P1"/>
      <text:p text:style-name="P1"/>
      <text:p text:style-name="P1">mysqldump -u localhost -plocalhost --databases --events huevon_monjas ps_monjas karnaverde_monjas sistema_monjas calendario_monjas compras_monjas autoteo_monjas teo_monjas teohoras_monjas lectores_monjas utilidades_monjas huevin_monjas facturacion_monjas historicofacturacion_monjas consultas_monjas &gt; bds_sistema_monjas.sql</text:p>
      <text:p text:style-name="P1"/>
      <text:p text:style-name="P1"/>
      <text:p text:style-name="P1"/>
      <text:p text:style-name="P1"/>
      <text:p text:style-name="P1"/>
      <text:p text:style-name="P7">historico.component.html</text:p>
      <text:p text:style-name="P4"/>
      <text:p text:style-name="P4">&lt;div class="contenedor-historicos"&gt;</text:p>
      <text:p text:style-name="P5">&lt;div class="contenido-cabecera"&gt;</text:p>
      <text:p text:style-name="P5">&lt;app-cabecera [tpgrafico]="v_tpgrafico" [tipografico]="v_tipografico" </text:p>
      <text:p text:style-name="P5">[tipograficogamd]="v_tipografico_gamd" [idcentro]="idcentro" </text:p>
      <text:p text:style-name="P5">(cargartpgrafico)="cargarTp($event)"</text:p>
      <text:p text:style-name="P5">(cargartipografico)="cargarTipoGrafico($event)"</text:p>
      <text:p text:style-name="P5">(cargardatosgrafico)="cargarDatosGrafico($event)"</text:p>
      <text:p text:style-name="P5">(cargardatoslistado)="cargarDatosListado($event)"</text:p>
      <text:p text:style-name="P5">(cargartipomedida)="cargarTipoMedida($event)"</text:p>
      <text:p text:style-name="P5">(selecionarmedida)="mostrarGraficoListado($event)"</text:p>
      <text:p text:style-name="P5">[medidaselecionada]="v_medidaselecionada"</text:p>
      <text:p text:style-name="P2"/>
      <text:p text:style-name="P5">[datoslistado]="v_datoslistado"</text:p>
      <text:p text:style-name="P5">[datosgrafico]="v_datosgrafico"</text:p>
      <text:p text:style-name="P5">[mostrargraficolistado]="mostrar"</text:p>
      <text:p text:style-name="P5">[centro]="centro"&gt;</text:p>
      <text:p text:style-name="P5">&lt;/app-cabecera&gt;</text:p>
      <text:p text:style-name="P5">&lt;/div&gt;</text:p>
      <text:p text:style-name="P5">&lt;div class="contenido-grafico-listado"&gt;</text:p>
      <text:p text:style-name="P5">&lt;div *ngIf="v_datosgrafico.length != 0 "&gt;</text:p>
      <text:p text:style-name="P5">&lt;!-- &lt;div *ngIf="v_datosgrafico.length != 0 " class="contenido-grafico"&gt; --&gt;</text:p>
      <text:p text:style-name="P5">&lt;!-- &lt;app-graficohistorico [idcentro]="v_idcentroelegido" [centro]="v_centroelegido" [cerrar]="false" *ngIf="v_operativo == 2"&gt;&lt;/app-graficohistorico&gt; --&gt;</text:p>
      <text:p text:style-name="P5">&lt;app-graficohistorico [idcentro]="idcentro" [tpgrafico]="v_tpgrafico" [tipotp]="v_tipografico" [cerrar]="false"&gt;&lt;/app-graficohistorico&gt;</text:p>
      <text:p text:style-name="P5">&lt;!-- &lt;app-grafico (cargartipograficogamd)="cargarTipoGraficogamd($event)" [mostrargraficolistado]="mostrar" [tipograficogamd]="v_tipografico_gamd" (cambiartipografico)="cargarTipoGraficogamd($event)" (cargarlistado)="cargarListado($event)" [tpgrafico]="v_tpgrafico" [tipografico]="v_tipografico" [datosgrafico]="v_datosgrafico"&gt;&lt;/app-grafico&gt; --&gt;</text:p>
      <text:p text:style-name="P5">&lt;/div&gt;</text:p>
      <text:p text:style-name="P5">&lt;!-- &lt;div *ngIf="v_datoslistado.length != 0 " class="contenido-listado"&gt;</text:p>
      <text:p text:style-name="P5">&lt;app-listado [tipomedidaselecionada]="v_tipomedidaselecionada" [datoslistado]="v_datoslistado"&gt;&lt;/app-listado&gt;</text:p>
      <text:p text:style-name="P5">&lt;/div&gt; --&gt;</text:p>
      <text:p text:style-name="P5">&lt;/div&gt;</text:p>
      <text:p text:style-name="P2"/>
      <text:p text:style-name="P5">&lt;div *ngIf="v_medidaselecionada != 0 &amp;&amp; this.mostrar.listados == 0" class="contenido-cargando"&gt;</text:p>
      <text:p text:style-name="P5">&lt;img src="http://www.siafeson.com/remas/assets/imgs/loadingIcon.gif"/&gt;</text:p>
      <text:p text:style-name="P5">&lt;/div&gt;</text:p>
      <text:p text:style-name="P5">&lt;/div&gt;</text:p>
      <text:p text:style-name="P5"/>
      <text:p text:style-name="P1"/>
      <text:p text:style-name="P7">historico. componen.ts</text:p>
      <text:p text:style-name="P4"/>
      <text:p text:style-name="P4">import { Component, OnInit , Input, ChangeDetectorRef} from '@angular/core';</text:p>
      <text:p text:style-name="P2"/>
      <text:p text:style-name="P5">@Component({</text:p>
      <text:p text:style-name="P5">selector: 'app-historico',</text:p>
      <text:p text:style-name="P5">templateUrl: './historico.component.html',</text:p>
      <text:p text:style-name="P5">styleUrls: ['./historico.component.less']</text:p>
      <text:p text:style-name="P5">})</text:p>
      <text:p text:style-name="P5">export class HistoricoComponent implements OnInit {</text:p>
      <text:p text:style-name="P5">@Input() centro;</text:p>
      <text:p text:style-name="P5">@Input() idcentro;</text:p>
      <text:p text:style-name="P5">v_medidaselecionada: number;</text:p>
      <text:p text:style-name="P5">v_datoslistado: any = [];</text:p>
      <text:p text:style-name="P5">v_datosgrafico: any = [];</text:p>
      <text:p text:style-name="P5">v_tpgrafico: string; // tp medida seleccionada</text:p>
      <text:p text:style-name="P5">v_tipografico: string; // tipo grafico</text:p>
      <text:p text:style-name="P5">graficomedida: string; // si es anualn general mensual diario</text:p>
      <text:p text:style-name="P5">v_tipografico_gamd: string; // si es genreal , maximo , minimo</text:p>
      <text:p text:style-name="P5">mostrar: any = {};</text:p>
      <text:p text:style-name="P5">v_tipomedidaselecionada: number; // tipo de medida 0--&gt;energia y tiempo , 3--&gt; potencia y temperatura 4--&gt; arranque</text:p>
      <text:p text:style-name="P5">constructor(private cdRef: ChangeDetectorRef ) { }</text:p>
      <text:p text:style-name="P2"/>
      <text:p text:style-name="P5">ngOnInit() {</text:p>
      <text:p text:style-name="P5">this.mostrar.graficos = 0;</text:p>
      <text:p text:style-name="P5">this.mostrar.listados = 0;</text:p>
      <text:p text:style-name="P5">this.v_medidaselecionada = 0;</text:p>
      <text:p text:style-name="P5">}</text:p>
      <text:p text:style-name="P2"/>
      <text:p text:style-name="P5">mostrarGraficoListado($event) {</text:p>
      <text:p text:style-name="P5">this.v_medidaselecionada = $event;</text:p>
      <text:p text:style-name="P5">}</text:p>
      <text:p text:style-name="P2"/>
      <text:p text:style-name="P5">cargarDatosListado($event) {</text:p>
      <text:p text:style-name="P5">this.v_datoslistado = [];</text:p>
      <text:p text:style-name="P5">this.mostrar.listados = 0;</text:p>
      <text:p text:style-name="P5">setTimeout(() =&gt; {</text:p>
      <text:p text:style-name="P5">this.v_datoslistado = $event;</text:p>
      <text:p text:style-name="P5">this.mostrar.listados = 1;</text:p>
      <text:p text:style-name="P5">this.cdRef.detectChanges();</text:p>
      <text:p text:style-name="P5">}, 230);</text:p>
      <text:p text:style-name="P5">}</text:p>
      <text:p text:style-name="P9"/>
      <text:p text:style-name="P5">cargarListado($event) {</text:p>
      <text:p text:style-name="P2"/>
      <text:p text:style-name="P5">this.v_datoslistado = [];</text:p>
      <text:p text:style-name="P5">this.mostrar.listados = 0;</text:p>
      <text:p text:style-name="P5">setTimeout(() =&gt; {</text:p>
      <text:p text:style-name="P5">this.v_datoslistado = $event;</text:p>
      <text:p text:style-name="P5"><text:soft-page-break/>this.mostrar.listados = 1;</text:p>
      <text:p text:style-name="P5">this.cdRef.detectChanges();</text:p>
      <text:p text:style-name="P5">}, 230);</text:p>
      <text:p text:style-name="P5">}</text:p>
      <text:p text:style-name="P2"/>
      <text:p text:style-name="P5">cargarDatosGrafico($event) {</text:p>
      <text:p text:style-name="P5">this.v_datosgrafico = [];</text:p>
      <text:p text:style-name="P5">setTimeout(() =&gt; {</text:p>
      <text:p text:style-name="P5">this.v_datosgrafico = $event;</text:p>
      <text:p text:style-name="P5">this.cdRef.detectChanges();</text:p>
      <text:p text:style-name="P5">}, 10);</text:p>
      <text:p text:style-name="P5">}</text:p>
      <text:p text:style-name="P5">cargarTp($event) {</text:p>
      <text:p text:style-name="P5">this.v_tpgrafico = $event;</text:p>
      <text:p text:style-name="P5">console.log("cargarTp event "+$event);</text:p>
      <text:p text:style-name="P5">console.log("cargarTp v_tpgrafico "+this.v_tpgrafico);</text:p>
      <text:p text:style-name="P5">}</text:p>
      <text:p text:style-name="P2"/>
      <text:p text:style-name="P5">cargarTipoGrafico($event) {</text:p>
      <text:p text:style-name="P5">console.log("cargarTipoGrafico event "+$event);</text:p>
      <text:p text:style-name="P5">this.v_tipografico = $event;</text:p>
      <text:p text:style-name="P5">console.log("cargarTipoGrafico tipografico"+this.v_tipografico);</text:p>
      <text:p text:style-name="P5">}</text:p>
      <text:p text:style-name="P5">cargarTipoGraficogamd( $event) {</text:p>
      <text:p text:style-name="P5">console.log("cargarTipoGraficogam event "+$event);</text:p>
      <text:p text:style-name="P5">this.v_tipografico_gamd = $event;</text:p>
      <text:p text:style-name="P5">console.log("cargarTipoGraficogam v_tipografico_gamd "+this.v_tipografico_gamd);</text:p>
      <text:p text:style-name="P5">}</text:p>
      <text:p text:style-name="P2"/>
      <text:p text:style-name="P5">cargarTipoMedida( $event) {</text:p>
      <text:p text:style-name="P5">this.v_tipomedidaselecionada = $event;</text:p>
      <text:p text:style-name="P5">console.log("cargarTipoMedida event "+$event);</text:p>
      <text:p text:style-name="P5">console.log("cargarTipoMedida v_tipomedidaselecionada "+this.v_tipomedidaselecionada);</text:p>
      <text:p text:style-name="P5">}</text:p>
      <text:p text:style-name="P5">}</text:p>
      <text:p text:style-name="P5"/>
      <text:p text:style-name="P1"/>
      <text:p text:style-name="P8">historico.modulte.ts</text:p>
      <text:p text:style-name="P3"/>
      <text:p text:style-name="P3"/>
      <text:p text:style-name="P5">import { NgModule } from '@angular/core';</text:p>
      <text:p text:style-name="P5">import { CommonModule } from '@angular/common';</text:p>
      <text:p text:style-name="P5">import { HistoricoComponent } from './historico.component';</text:p>
      <text:p text:style-name="P5">import { CabeceraModule } from './cabecera/cabecera.module';</text:p>
      <text:p text:style-name="P5">import { GraficohistoricoModule } from './graficohistorico/graficohistorico.module';//TODO: 12122019</text:p>
      <text:p text:style-name="P2"/>
      <text:p text:style-name="P5">@NgModule({</text:p>
      <text:p text:style-name="P5">imports: [</text:p>
      <text:p text:style-name="P5">CommonModule, </text:p>
      <text:p text:style-name="P5">CabeceraModule, </text:p>
      <text:p text:style-name="P5">GraficohistoricoModule//TODO: 12122019</text:p>
      <text:p text:style-name="P5">],</text:p>
      <text:p text:style-name="P5">declarations: [HistoricoComponent],</text:p>
      <text:p text:style-name="P5">exports: [HistoricoComponent]</text:p>
      <text:p text:style-name="P5">})</text:p>
      <text:p text:style-name="P5">export class HistoricoModule { }</text:p>
      <text:p text:style-name="P5"/>
      <text:p text:style-name="P3"/>
      <text:p text:style-name="P8">historico.service.ts</text:p>
      <text:p text:style-name="P3"/>
      <text:p text:style-name="P3"/>
      <text:p text:style-name="P6">import { Injectable } from '@angular/core';</text:p>
      <text:p text:style-name="P5">import { BehaviorSubject } from 'rxjs';</text:p>
      <text:p text:style-name="P5">import { Subject } from 'rxjs';</text:p>
      <text:p text:style-name="P5">import { HttpClient, HttpParams, HttpHeaders } from '@angular/common/http';</text:p>
      <text:p text:style-name="P5">import { map } from 'rxjs/operators';</text:p>
      <text:p text:style-name="P5">import { Globals } from '../../globals';</text:p>
      <text:p text:style-name="P5">import { GlobalsEdit } from '../../globals';//TODO: 17122019</text:p>
      <text:p text:style-name="P2"/>
      <text:p text:style-name="P5">@Injectable({</text:p>
      <text:p text:style-name="P5">providedIn: 'root'</text:p>
      <text:p text:style-name="P5">})</text:p>
      <text:p text:style-name="P5">export class HistoricoService {</text:p>
      <text:p text:style-name="P2"/>
      <text:p text:style-name="P5">private API = Globals.BASE_API_URL;</text:p>
      <text:p text:style-name="P2"/>
      <text:p text:style-name="P5">constructor(private http: HttpClient) { }</text:p>
      <text:p text:style-name="P9"/>
      <text:p text:style-name="P5">leerMedidas(nemo: string, id: number) {</text:p>
      <text:p text:style-name="P5">console.log("en historico.service.ts leerMedidas nemo--"+nemo+"--id--"+id);</text:p>
      <text:p text:style-name="P5">return this.http.post&lt;any&gt;(this.API + '/Historicos/Historicos/leerMedidas', {</text:p>
      <text:p text:style-name="P5">key: GlobalsEdit.API_KEY ,</text:p>
      <text:p text:style-name="P5">nemo : nemo,</text:p>
      <text:p text:style-name="P5">id: id</text:p>
      <text:p text:style-name="P5">}, { withCredentials: true })</text:p>
      <text:p text:style-name="P5">.pipe(map(data =&gt; {</text:p>
      <text:p text:style-name="P5">return data;</text:p>
      <text:p text:style-name="P5">}));</text:p>
      <text:p text:style-name="P5">}</text:p>
      <text:p text:style-name="P5">}</text:p>
      <text:p text:style-name="P10"/>
      <text:p text:style-name="P3"/>
      <text:p text:style-name="P22">Directiva angular para manejar eventos de clic fuera de un elemento. Útil para cosas como reaccionar al hacer clic fuera de un menú desplegable o diálogo modal.</text:p>
      <text:p text:style-name="P18"><text:span text:style-name="T3">Como vincular a un evento de </text:span><text:span text:style-name="Source_20_Text"><text:span text:style-name="T4">click</text:span></text:span><text:span text:style-name="T3"> normal en una plantilla, puede hacer algo como esto:</text:span></text:p>
      <text:p text:style-name="P23"><text:s text:c="2"/><text:span text:style-name="T27">&lt;div (clickOutside) = "onClickedOutside ($ event)"&gt; Mi elemento &lt;/div&gt; </text:span></text:p>
      <text:h text:style-name="P14" text:outline-level="2"> <text:span text:style-name="T1">Instalación</text:span></text:h>
      <text:p text:style-name="P23"><text:s text:c="2"/><text:span text:style-name="T27">npm install --save ng-click-outside </text:span></text:p>
      <text:h text:style-name="P14" text:outline-level="2"> <text:span text:style-name="T1">Uso</text:span></text:h>
      <text:p text:style-name="P18"><text:span text:style-name="T3">Agregue </text:span><text:span text:style-name="Source_20_Text"><text:span text:style-name="T4">ClickOutsideModule</text:span></text:span><text:span text:style-name="T3"> a su lista de importaciones de módulos:</text:span></text:p>
      <text:p text:style-name="P23"><text:s text:c="2"/><text:span text:style-name="T28">importar</text:span><text:span text:style-name="T27">   <text:s/>{   <text:s/></text:span><text:span text:style-name="T30">ClickOutsideModule</text:span><text:span text:style-name="T27">   <text:s/>}   <text:s/></text:span><text:span text:style-name="T28">desde</text:span><text:span text:style-name="T27">   <text:s/></text:span><text:span text:style-name="T31">' ng-click-outside '</text:span><text:span text:style-name="T27"> ; </text:span></text:p>
      <text:p text:style-name="P24"><text:s/>  </text:p>
      <text:p text:style-name="P24"><text:s text:c="2"/><text:span text:style-name="T27">@ </text:span><text:span text:style-name="T32">NgModule</text:span><text:span text:style-name="T27"> ( { </text:span></text:p>
      <text:p text:style-name="P24"><text:s/>   <text:s/><text:span text:style-name="T27">declaraciones :   <text:s/>[ </text:span><text:span text:style-name="T30">Componente de aplicación</text:span><text:span text:style-name="T27"> ] , </text:span></text:p>
      <text:p text:style-name="P24"><text:s/>   <text:s/><text:span text:style-name="T27">importaciones :   <text:s/>[ </text:span><text:span text:style-name="T30">BrowserModule</text:span><text:span text:style-name="T27"> ,   <text:s/></text:span><text:span text:style-name="T30">ClickOutsideModule</text:span><text:span text:style-name="T27"> ] , </text:span></text:p>
      <text:p text:style-name="P24"><text:s/>   <text:s/><text:span text:style-name="T27">bootstrap :   <text:s/>[ </text:span><text:span text:style-name="T30">Componente de aplicación</text:span><text:span text:style-name="T27"> ] </text:span></text:p>
      <text:p text:style-name="P24"><text:s text:c="2"/><text:span text:style-name="T27">} ) </text:span></text:p>
      <text:p text:style-name="P24"><text:s text:c="2"/><text:span text:style-name="T29">clase</text:span><text:span text:style-name="T27">   <text:s/></text:span><text:span text:style-name="T33">AppModule</text:span><text:span text:style-name="T27">   <text:s/>{ } </text:span></text:p>
      <text:p text:style-name="P17">Luego puede usar la directiva en sus plantillas:</text:p>
      <text:p text:style-name="P23"><text:s text:c="2"/><text:span text:style-name="T27">@ </text:span><text:span text:style-name="T32">Componente</text:span><text:span text:style-name="T27"> ( { </text:span></text:p>
      <text:p text:style-name="P24"><text:s/>   <text:s/><text:span text:style-name="T27">selector :   <text:s/></text:span><text:span text:style-name="T31">' aplicación '</text:span><text:span text:style-name="T27"> , </text:span></text:p>
      <text:p text:style-name="P24"><text:s/>   <text:s/><text:span text:style-name="T27">plantilla :   <text:s/></text:span><text:span text:style-name="T31">``</text:span><text:span text:style-name="T27"> </text:span></text:p>
      <text:p text:style-name="P24"><text:soft-page-break/><text:s/>     <text:s/><text:span text:style-name="T27">&lt; </text:span><text:span text:style-name="T30">div</text:span><text:span text:style-name="T27"> ( </text:span><text:span text:style-name="T34">clickOutside</text:span><text:span text:style-name="T27"> ) = </text:span><text:span text:style-name="T31">" onClickedOutside ($ event) "</text:span><text:span text:style-name="T27"> &gt; Haga clic fuera de este &lt;/ </text:span><text:span text:style-name="T30">div</text:span><text:span text:style-name="T27"> &gt; </text:span></text:p>
      <text:p text:style-name="P24"><text:s/>   <text:s/><text:span text:style-name="T31">``</text:span><text:span text:style-name="T27"> </text:span></text:p>
      <text:p text:style-name="P24"><text:s text:c="2"/><text:span text:style-name="T27">} ) </text:span></text:p>
      <text:p text:style-name="P24"><text:s text:c="2"/><text:span text:style-name="T28">exportar</text:span><text:span text:style-name="T27">   <text:s/></text:span><text:span text:style-name="T29">clase</text:span><text:span text:style-name="T27">   <text:s/></text:span><text:span text:style-name="T33">AppComponent</text:span><text:span text:style-name="T27">   <text:s/>{ </text:span></text:p>
      <text:p text:style-name="P24"><text:s/>   <text:s/><text:span text:style-name="T32">onClickedOutside</text:span><text:span text:style-name="T27"> ( </text:span><text:span text:style-name="T30">e</text:span><text:span text:style-name="T27"> </text:span><text:span text:style-name="T28">:</text:span><text:span text:style-name="T27">   <text:s/>Evento )   <text:s/>{ </text:span></text:p>
      <text:p text:style-name="P24"><text:s/>     <text:s/><text:span text:style-name="T30">consola</text:span><text:span text:style-name="T27"> <text:s/></text:span><text:span text:style-name="T35">log</text:span><text:span text:style-name="T27"> ( </text:span><text:span text:style-name="T31">' Ha hecho clic afuera: '</text:span><text:span text:style-name="T27"> ,   <text:s/></text:span><text:span text:style-name="T30">e</text:span><text:span text:style-name="T27"> ) ; </text:span></text:p>
      <text:p text:style-name="P24"><text:s/>   <text:s/><text:span text:style-name="T27">} </text:span></text:p>
      <text:p text:style-name="P24"><text:s text:c="2"/><text:span text:style-name="T27">} </text:span></text:p>
      <text:h text:style-name="P32" text:outline-level="3"> <text:span text:style-name="T1">Opciones</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11">Nombre de la propiedad</text:p>
            </table:table-cell>
            <table:table-cell table:style-name="Tabla1.A1" office:value-type="string">
              <text:p text:style-name="P11">Tipo</text:p>
            </table:table-cell>
            <table:table-cell table:style-name="Tabla1.A1" office:value-type="string">
              <text:p text:style-name="P11">Defecto</text:p>
            </table:table-cell>
            <table:table-cell table:style-name="Tabla1.A1" office:value-type="string">
              <text:p text:style-name="P11">Descripción</text:p>
            </table:table-cell>
          </table:table-row>
        </table:table-header-rows>
        <table:table-row>
          <table:table-cell table:style-name="Tabla1.A1" office:value-type="string">
            <text:p text:style-name="P26"><text:span text:style-name="Source_20_Text"><text:span text:style-name="T2">attachOutsideOnClick</text:span></text:span></text:p>
          </table:table-cell>
          <table:table-cell table:style-name="Tabla1.A1" office:value-type="string">
            <text:p text:style-name="P25">booleano</text:p>
          </table:table-cell>
          <table:table-cell table:style-name="Tabla1.A1" office:value-type="string">
            <text:p text:style-name="P26"><text:span text:style-name="Source_20_Text"><text:span text:style-name="T2">false</text:span></text:span></text:p>
          </table:table-cell>
          <table:table-cell table:style-name="Tabla1.A1" office:value-type="string">
            <text:p text:style-name="P26">De manera predeterminada, el controlador de eventos de clic externo se adjunta automáticamente. Establecer explícitamente esto en <text:span text:style-name="Source_20_Text"><text:span text:style-name="T2">true</text:span></text:span> establece el controlador después de hacer clic en el elemento. El controlador de eventos de clic externo se eliminará luego de que se haya producido un clic externo.</text:p>
          </table:table-cell>
        </table:table-row>
        <table:table-row>
          <table:table-cell table:style-name="Tabla1.A3" office:value-type="string">
            <text:p text:style-name="P26"><text:span text:style-name="Source_20_Text"><text:span text:style-name="T2">clickOutsideEnabled</text:span></text:span></text:p>
          </table:table-cell>
          <table:table-cell table:style-name="Tabla1.A3" office:value-type="string">
            <text:p text:style-name="P25">booleano</text:p>
          </table:table-cell>
          <table:table-cell table:style-name="Tabla1.A3" office:value-type="string">
            <text:p text:style-name="P26"><text:span text:style-name="Source_20_Text"><text:span text:style-name="T2">true</text:span></text:span></text:p>
          </table:table-cell>
          <table:table-cell table:style-name="Tabla1.A3" office:value-type="string">
            <text:p text:style-name="P25">Habilita la directiva.</text:p>
          </table:table-cell>
        </table:table-row>
        <table:table-row>
          <table:table-cell table:style-name="Tabla1.A1" office:value-type="string">
            <text:p text:style-name="P26"><text:span text:style-name="Source_20_Text"><text:span text:style-name="T2">clickOutsideEvents</text:span></text:span></text:p>
          </table:table-cell>
          <table:table-cell table:style-name="Tabla1.A1" office:value-type="string">
            <text:p text:style-name="P25">cuerda</text:p>
          </table:table-cell>
          <table:table-cell table:style-name="Tabla1.A1" office:value-type="string">
            <text:p text:style-name="P26"><text:span text:style-name="Source_20_Text"><text:span text:style-name="T2">'click'</text:span></text:span></text:p>
          </table:table-cell>
          <table:table-cell table:style-name="Tabla1.A1" office:value-type="string">
            <text:p text:style-name="P26">Una lista de eventos separados por comas para provocar el desencadenante. Por ejemplo, para soporte móvil adicional: <text:span text:style-name="Source_20_Text"><text:span text:style-name="T2">[clickOutsideEvents]="'click,touchstart'"</text:span></text:span> .</text:p>
          </table:table-cell>
        </table:table-row>
        <table:table-row>
          <table:table-cell table:style-name="Tabla1.A3" office:value-type="string">
            <text:p text:style-name="P26"><text:span text:style-name="Source_20_Text"><text:span text:style-name="T2">delayClickOutsideInit</text:span></text:span></text:p>
          </table:table-cell>
          <table:table-cell table:style-name="Tabla1.A3" office:value-type="string">
            <text:p text:style-name="P25">booleano</text:p>
          </table:table-cell>
          <table:table-cell table:style-name="Tabla1.A3" office:value-type="string">
            <text:p text:style-name="P26"><text:span text:style-name="Source_20_Text"><text:span text:style-name="T2">false</text:span></text:span></text:p>
          </table:table-cell>
          <table:table-cell table:style-name="Tabla1.A3" office:value-type="string">
            <text:p text:style-name="P25">Retrasa la inicialización del controlador externo de clic. Esto puede ayudar para los elementos que se muestran condicionalmente ( <text:a xlink:type="simple" xlink:href="https://translate.googleusercontent.com/translate_c?depth=1&amp;hl=es&amp;prev=search&amp;rurl=translate.google.com&amp;sl=en&amp;sp=nmt4&amp;u=https://github.com/arkon/ng-click-outside/issues/13&amp;xid=17259,1500004,15700021,15700186,15700190,15700256,15700259,15700262,15700265,15700271,15700283&amp;usg=ALkJrhh7s8YB8fD1b8hQYjZqcXepGnJjQw" text:style-name="Internet_20_link" text:visited-style-name="Visited_20_Internet_20_Link"><text:span text:style-name="T36">vea el </text:span></text:a><text:soft-page-break/><text:a xlink:type="simple" xlink:href="https://translate.googleusercontent.com/translate_c?depth=1&amp;hl=es&amp;prev=search&amp;rurl=translate.google.com&amp;sl=en&amp;sp=nmt4&amp;u=https://github.com/arkon/ng-click-outside/issues/13&amp;xid=17259,1500004,15700021,15700186,15700190,15700256,15700259,15700262,15700265,15700271,15700283&amp;usg=ALkJrhh7s8YB8fD1b8hQYjZqcXepGnJjQw" text:style-name="Internet_20_link" text:visited-style-name="Visited_20_Internet_20_Link"><text:span text:style-name="T36">problema # 13</text:span></text:a> ).</text:p>
          </table:table-cell>
        </table:table-row>
        <table:table-row>
          <table:table-cell table:style-name="Tabla1.A1" office:value-type="string">
            <text:p text:style-name="P26"><text:span text:style-name="Source_20_Text"><text:span text:style-name="T2">emitOnBlur</text:span></text:span></text:p>
          </table:table-cell>
          <table:table-cell table:style-name="Tabla1.A1" office:value-type="string">
            <text:p text:style-name="P25">booleano</text:p>
          </table:table-cell>
          <table:table-cell table:style-name="Tabla1.A1" office:value-type="string">
            <text:p text:style-name="P26"><text:span text:style-name="Source_20_Text"><text:span text:style-name="T2">false</text:span></text:span></text:p>
          </table:table-cell>
          <table:table-cell table:style-name="Tabla1.A1" office:value-type="string">
            <text:p text:style-name="P25">Si está habilitado, emite un evento cuando el usuario hace clic fuera de la ventana de las aplicaciones mientras está visible. Especialmente útil si la página contiene marcos flotantes.</text:p>
          </table:table-cell>
        </table:table-row>
        <table:table-row>
          <table:table-cell table:style-name="Tabla1.A3" office:value-type="string">
            <text:p text:style-name="P26"><text:span text:style-name="Source_20_Text"><text:span text:style-name="T2">exclude</text:span></text:span></text:p>
          </table:table-cell>
          <table:table-cell table:style-name="Tabla1.A3" office:value-type="string">
            <text:p text:style-name="P25">cuerda</text:p>
          </table:table-cell>
          <table:table-cell table:style-name="Tabla1.A3" office:value-type="string">
            <text:p text:style-name="P27"/>
          </table:table-cell>
          <table:table-cell table:style-name="Tabla1.A3" office:value-type="string">
            <text:p text:style-name="P26">Una cadena de consultas de elementos DOM separadas por comas para excluir al hacer clic fuera del elemento. Por ejemplo: <text:span text:style-name="Source_20_Text"><text:span text:style-name="T2">[exclude]="'button,.btn-primary'"</text:span></text:span> .</text:p>
          </table:table-cell>
        </table:table-row>
        <table:table-row>
          <table:table-cell table:style-name="Tabla1.A1" office:value-type="string">
            <text:p text:style-name="P26"><text:span text:style-name="Source_20_Text"><text:span text:style-name="T2">excludeBeforeClick</text:span></text:span></text:p>
          </table:table-cell>
          <table:table-cell table:style-name="Tabla1.A1" office:value-type="string">
            <text:p text:style-name="P25">booleano</text:p>
          </table:table-cell>
          <table:table-cell table:style-name="Tabla1.A1" office:value-type="string">
            <text:p text:style-name="P26"><text:span text:style-name="Source_20_Text"><text:span text:style-name="T2">false</text:span></text:span></text:p>
          </table:table-cell>
          <table:table-cell table:style-name="Tabla1.A1" office:value-type="string">
            <text:p text:style-name="P26">Por defecto, <text:span text:style-name="Source_20_Text"><text:span text:style-name="T2">clickOutside</text:span></text:span> registra los elementos DOM excluidos en init. Esta propiedad actualiza la lista antes de que se <text:span text:style-name="Source_20_Text"><text:span text:style-name="T2">clickOutside</text:span></text:span> evento <text:span text:style-name="Source_20_Text"><text:span text:style-name="T2">clickOutside</text:span></text:span> . <text:span text:style-name="T37">Esto es útil para garantizar que se excluyan los elementos excluidos agregados al DOM después de init (por ejemplo, ng2-bootstrap popover: esto permite hacer clic dentro del </text:span><text:span text:style-name="Source_20_Text"><text:span text:style-name="T2">.popover-content</text:span></text:span><text:span text:style-name="T37"> si se especifica en </text:span><text:span text:style-name="Source_20_Text"><text:span text:style-name="T2">exclude</text:span></text:span><text:span text:style-name="T37"> ).</text:span></text:p>
          </table:table-cell>
        </table:table-row>
      </table:table>
      <text:p text:style-name="P3"/>
      <text:p text:style-name="P3"/>
      <text:h text:style-name="P12" text:outline-level="1">Angular 2: un clic simple fuera de la directiva</text:h>
      <text:p text:style-name="P21"><text:span text:style-name="T5">Detectar clics en un componente es fácil en Angular 2: simplemente use el enlace de evento </text:span><text:span text:style-name="Source_20_Text"><text:span text:style-name="T8">(click)</text:span></text:span><text:span text:style-name="T5"> , pase una función de la instancia del componente y listo. Sin embargo, si necesita detectar clics </text:span><text:span text:style-name="Emphasis"><text:span text:style-name="T7">fuera</text:span></text:span><text:span text:style-name="T5"> de su componente, las cosas se están poniendo difíciles. Por lo general, necesitará esto para implementaciones personalizadas de listas desplegables, menús contextuales, ventanas emergentes o widgets.</text:span></text:p>
      <text:p text:style-name="P19"><text:soft-page-break/>Como esta es una funcionalidad que puede usar con más frecuencia, debe envolverla en una directiva reutilizable. Angular 2 ofrece una forma sintácticamente agradable de implementar dicha directiva. ¡Así que sigamos adelante e implementemos una simple directiva de clic exterior en Angular 2!</text:p>
      <text:p text:style-name="P21"><text:span text:style-name="Strong_20_Emphasis"><text:span text:style-name="T6">tl; dr:</text:span></text:span><text:span text:style-name="T5"> implementar esta directiva es muy fácil. Si te sientes flojo, solo ejecuta </text:span><text:span text:style-name="Source_20_Text"><text:span text:style-name="T8">npm i angular2-click-outside</text:span></text:span><text:span text:style-name="T5"> .</text:span></text:p>
      <text:h text:style-name="P15" text:outline-level="2"><text:bookmark text:name="more-565"/>Resumen breve: directivas</text:h>
      <text:p text:style-name="P21"><text:span text:style-name="T5">En Angular 2, hay tres tipos de directivas: </text:span><text:span text:style-name="Emphasis"><text:span text:style-name="T7">componentes</text:span></text:span><text:span text:style-name="T5"> (directivas de elementos con plantillas), </text:span><text:span text:style-name="Emphasis"><text:span text:style-name="T7">directivas estructurales</text:span></text:span><text:span text:style-name="T5"> (agregar o eliminar elementos DOM) y </text:span><text:span text:style-name="Emphasis"><text:span text:style-name="T7">directivas de atributos</text:span></text:span><text:span text:style-name="T5"> (modificar el comportamiento o la apariencia de los elementos DOM). Aquí, queremos alterar el </text:span><text:span text:style-name="Emphasis"><text:span text:style-name="T7">comportamiento</text:span></text:span><text:span text:style-name="T5"> de un elemento DOM, por eso necesitamos usar el último.</text:span></text:p>
      <text:p text:style-name="P21"><text:span text:style-name="T5">Como su nombre lo indica, definiremos un </text:span><text:span text:style-name="Emphasis"><text:span text:style-name="T7">selector de atributos</text:span></text:span><text:span text:style-name="T5"> para resolver la directiva. Más adelante, nos gustaría hacer lo siguiente:</text:span></text:p>
      <text:p text:style-name="P21"><text:span text:style-name="Source_20_Text"><text:span text:style-name="T8">&lt;ul class="contextMenu" (clickOutside)="close()"&gt;&lt;/ul&gt;</text:span></text:span></text:p>
      <text:p text:style-name="P21"><text:span text:style-name="T5">Por lo tanto, elegir </text:span><text:span text:style-name="Source_20_Text"><text:span text:style-name="T8">clickOutside</text:span></text:span><text:span text:style-name="T5"> como nuestro selector de atributos parece ser razonable. Los selectores de atributos están delimitados por corchetes:</text:span></text:p>
      <text:section text:style-name="Sect1" text:name="highlighter_862326">
        <table:table table:name="Tabla2" table:style-name="Tabla2">
          <table:table-column table:style-name="Tabla2.A"/>
          <table:table-column table:style-name="Tabla2.B"/>
          <table:table-row>
            <table:table-cell table:style-name="Tabla2.A1" office:value-type="string">
              <text:p text:style-name="P28">1</text:p>
              <text:p text:style-name="P28">2</text:p>
              <text:p text:style-name="P28">3</text:p>
              <text:p text:style-name="P29">4</text:p>
              <text:p text:style-name="P28">5</text:p>
              <text:p text:style-name="P28">6</text:p>
              <text:p text:style-name="P28">7</text:p>
            </table:table-cell>
            <table:table-cell table:style-name="Tabla2.A1" office:value-type="string">
              <text:p text:style-name="P31"><text:span text:style-name="Source_20_Text"><text:span text:style-name="T12">import</text:span></text:span><text:span text:style-name="T14"> </text:span><text:span text:style-name="Source_20_Text"><text:span text:style-name="T17">{</text:span></text:span><text:span text:style-name="Source_20_Text"><text:span text:style-name="T19">Directive</text:span></text:span><text:span text:style-name="Source_20_Text"><text:span text:style-name="T17">}</text:span></text:span><text:span text:style-name="T14"> </text:span><text:span text:style-name="Source_20_Text"><text:span text:style-name="T12">from</text:span></text:span><text:span text:style-name="T14"> </text:span><text:span text:style-name="Source_20_Text"><text:span text:style-name="T21">'@angular/core'</text:span></text:span><text:span text:style-name="Source_20_Text"><text:span text:style-name="T17">;</text:span></text:span></text:p>
              <text:p text:style-name="P30"> </text:p>
              <text:p text:style-name="P31"><text:span text:style-name="Source_20_Text"><text:span text:style-name="T23">@Directive</text:span></text:span><text:span text:style-name="Source_20_Text"><text:span text:style-name="T17">({</text:span></text:span></text:p>
              <text:p text:style-name="P31"><text:span text:style-name="Source_20_Text"><text:span text:style-name="T25">    </text:span></text:span><text:span text:style-name="Source_20_Text"><text:span text:style-name="T20">selector</text:span></text:span><text:span text:style-name="Source_20_Text"><text:span text:style-name="T18">:</text:span></text:span><text:span text:style-name="T15"> </text:span><text:span text:style-name="Source_20_Text"><text:span text:style-name="T22">'[clickOutside]'</text:span></text:span></text:p>
              <text:p text:style-name="P31"><text:span text:style-name="Source_20_Text"><text:span text:style-name="T17">})</text:span></text:span></text:p>
              <text:p text:style-name="P31"><text:span text:style-name="Source_20_Text"><text:span text:style-name="T12">export</text:span></text:span><text:span text:style-name="T14"> </text:span><text:span text:style-name="Source_20_Text"><text:span text:style-name="T12">class</text:span></text:span><text:span text:style-name="T14"> </text:span><text:span text:style-name="Source_20_Text"><text:span text:style-name="T19">ClickOutsideDirective </text:span></text:span><text:span text:style-name="Source_20_Text"><text:span text:style-name="T17">{</text:span></text:span></text:p>
              <text:p text:style-name="P31"><text:span text:style-name="Source_20_Text"><text:span text:style-name="T17">}</text:span></text:span></text:p>
            </table:table-cell>
          </table:table-row>
        </table:table>
      </text:section>
      <text:h text:style-name="P16" text:outline-level="2">ElementRef</text:h>
      <text:p text:style-name="P21"><text:span text:style-name="T5">Como queremos comprobar si se realizó un clic en el elemento actual, necesitamos una referencia al elemento DOM en el que se colocó la directiva </text:span><text:span text:style-name="Source_20_Text"><text:span text:style-name="T8">clickOutside</text:span></text:span><text:span text:style-name="T5"> . En Angular 2, puede obtener esta referencia inyectando un </text:span><text:a xlink:type="simple" xlink:href="https://translate.googleusercontent.com/translate_c?depth=1&amp;hl=es&amp;prev=search&amp;rurl=translate.google.com&amp;sl=en&amp;sp=nmt4&amp;u=https://angular.io/docs/js/latest/api/core/ElementRef-class.html&amp;xid=17259,1500004,15700021,15700186,15700190,15700256,15700259,15700262,15700265,15700271,15700283&amp;usg=ALkJrhjVkrzp8sKmgIYLwIQcLdTNNC3puQ" office:target-frame-name="_blank" xlink:show="new" text:style-name="Internet_20_link" text:visited-style-name="Visited_20_Internet_20_Link"><text:span text:style-name="T9">ElementRef</text:span></text:a><text:span text:style-name="T5"> en el constructor de la directiva. El marco se encargará del resto.</text:span></text:p>
      <text:section text:style-name="Sect1" text:name="highlighter_811237">
        <table:table table:name="Tabla3" table:style-name="Tabla3">
          <table:table-column table:style-name="Tabla3.A"/>
          <table:table-column table:style-name="Tabla3.B"/>
          <text:soft-page-break/>
          <table:table-row>
            <table:table-cell table:style-name="Tabla3.A1" office:value-type="string">
              <text:p text:style-name="P28">1</text:p>
              <text:p text:style-name="P28">2</text:p>
              <text:p text:style-name="P28">3</text:p>
              <text:p text:style-name="P28">4</text:p>
              <text:p text:style-name="P28">5</text:p>
              <text:p text:style-name="P28">6</text:p>
              <text:p text:style-name="P29">7</text:p>
              <text:p text:style-name="P28">8</text:p>
              <text:p text:style-name="P28">9</text:p>
            </table:table-cell>
            <table:table-cell table:style-name="Tabla3.A1" office:value-type="string">
              <text:p text:style-name="P31"><text:span text:style-name="Source_20_Text"><text:span text:style-name="T12">import</text:span></text:span><text:span text:style-name="T14"> </text:span><text:span text:style-name="Source_20_Text"><text:span text:style-name="T17">{</text:span></text:span><text:span text:style-name="Source_20_Text"><text:span text:style-name="T19">Directive</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2">from</text:span></text:span><text:span text:style-name="T14"> </text:span><text:span text:style-name="Source_20_Text"><text:span text:style-name="T21">'@angular/core'</text:span></text:span><text:span text:style-name="Source_20_Text"><text:span text:style-name="T17">;</text:span></text:span></text:p>
              <text:p text:style-name="P30"> </text:p>
              <text:p text:style-name="P31"><text:span text:style-name="Source_20_Text"><text:span text:style-name="T23">@Directive</text:span></text:span><text:span text:style-name="Source_20_Text"><text:span text:style-name="T17">({</text:span></text:span></text:p>
              <text:p text:style-name="P31"><text:span text:style-name="Source_20_Text"><text:span text:style-name="T26">    </text:span></text:span><text:span text:style-name="Source_20_Text"><text:span text:style-name="T19">selector</text:span></text:span><text:span text:style-name="Source_20_Text"><text:span text:style-name="T17">:</text:span></text:span><text:span text:style-name="T14"> </text:span><text:span text:style-name="Source_20_Text"><text:span text:style-name="T21">'[clickOutside]'</text:span></text:span></text:p>
              <text:p text:style-name="P31"><text:span text:style-name="Source_20_Text"><text:span text:style-name="T17">})</text:span></text:span></text:p>
              <text:p text:style-name="P31"><text:span text:style-name="Source_20_Text"><text:span text:style-name="T12">export</text:span></text:span><text:span text:style-name="T14"> </text:span><text:span text:style-name="Source_20_Text"><text:span text:style-name="T12">class</text:span></text:span><text:span text:style-name="T14"> </text:span><text:span text:style-name="Source_20_Text"><text:span text:style-name="T19">ClickOutsideDirective </text:span></text:span><text:span text:style-name="Source_20_Text"><text:span text:style-name="T17">{</text:span></text:span></text:p>
              <text:p text:style-name="P31"><text:span text:style-name="Source_20_Text"><text:span text:style-name="T25">    </text:span></text:span><text:span text:style-name="Source_20_Text"><text:span text:style-name="T13">constructor</text:span></text:span><text:span text:style-name="Source_20_Text"><text:span text:style-name="T18">(</text:span></text:span><text:span text:style-name="Source_20_Text"><text:span text:style-name="T13">private</text:span></text:span><text:span text:style-name="T15"> </text:span><text:span text:style-name="Source_20_Text"><text:span text:style-name="T20">_elementRef </text:span></text:span><text:span text:style-name="Source_20_Text"><text:span text:style-name="T18">:</text:span></text:span><text:span text:style-name="T15"> </text:span><text:span text:style-name="Source_20_Text"><text:span text:style-name="T20">ElementRef</text:span></text:span><text:span text:style-name="Source_20_Text"><text:span text:style-name="T18">)</text:span></text:span><text:span text:style-name="T15"> </text:span><text:span text:style-name="Source_20_Text"><text:span text:style-name="T18">{</text:span></text:span></text:p>
              <text:p text:style-name="P31"><text:span text:style-name="Source_20_Text"><text:span text:style-name="T26">    </text:span></text:span><text:span text:style-name="Source_20_Text"><text:span text:style-name="T17">}</text:span></text:span></text:p>
              <text:p text:style-name="P31"><text:span text:style-name="Source_20_Text"><text:span text:style-name="T17">}</text:span></text:span></text:p>
            </table:table-cell>
          </table:table-row>
        </table:table>
      </text:section>
      <text:p text:style-name="P21"><text:span text:style-name="T10">Al usar el modificador de acceso </text:span><text:span text:style-name="Source_20_Text"><text:span text:style-name="T10">private</text:span></text:span><text:span text:style-name="T10"> en la lista de argumentos del constructor, se crea automáticamente una propiedad para esta variable con el mismo nombre.</text:span></text:p>
      <text:p text:style-name="P19">Nuestro algoritmo para detectar clics externos será simple: capturaremos todos los clics en cualquier elemento del documento y verificaremos si se realizó dentro de nuestro propio elemento al que ahora tenemos una referencia. Si el clic no se realizó dentro de nuestro propio elemento, el clic debe haberse realizado fuera de él. Lógica simple</text:p>
      <text:p text:style-name="P21"><text:span text:style-name="Strong_20_Emphasis"><text:span text:style-name="T6">Tenga cuidado:</text:span></text:span><text:span text:style-name="T5"> la documentación de </text:span><text:span text:style-name="Source_20_Text"><text:span text:style-name="T8">ElementRef</text:span></text:span><text:span text:style-name="T5"> establece que el uso de esta API es el </text:span><text:span text:style-name="Emphasis"><text:span text:style-name="T7">último recurso</text:span></text:span><text:span text:style-name="T5"> al acceder a elementos DOM. Esto es perfectamente cierto, ya que la creación de plantillas o el enlace de datos lo ayudarán en la mayoría de los casos. Además, esos métodos también funcionan cuando se usa el renderizado del lado del servidor u otros renderizadores. Aquí, el caso de uso de verificar los clics en ciertos elementos DOM es altamente específico del renderizador (solo representación del navegador), por lo que </text:span><text:span text:style-name="Source_20_Text"><text:span text:style-name="T8">ElementRef</text:span></text:span><text:span text:style-name="T5"> está bien para usar en este caso particular.</text:span></text:p>
      <text:h text:style-name="P15" text:outline-level="2">Enlace de eventos</text:h>
      <text:p text:style-name="P21"><text:span text:style-name="T5">A continuación, queremos implementar el enlace del evento. Como puede suponer, esto es realmente fácil en Angular 2: todo lo que necesitamos es una propiedad del tipo </text:span><text:span text:style-name="Source_20_Text"><text:span text:style-name="T8">EventEmitter</text:span></text:span><text:span text:style-name="T5"> . También hay una versión genérica de esta clase, que toma un parámetro de tipo para los valores que emitirá. En la mayoría de los casos, la información de que se hizo clic en cualquier elemento fuera debería ser suficiente. Por lo tanto, no emitiremos ningún valor aquí y, por lo tanto, usaremos la versión no genérica de </text:span><text:span text:style-name="Source_20_Text"><text:span text:style-name="T8">EventEmitter</text:span></text:span><text:span text:style-name="T5"> . Se invocará cada vez que se haga clic fuera.</text:span></text:p>
      <text:p text:style-name="P21"><text:soft-page-break/><text:span text:style-name="T5">Para que nuestro </text:span><text:span text:style-name="Source_20_Text"><text:span text:style-name="T8">EventEmitter</text:span></text:span><text:span text:style-name="T5"> visible como un enlace de evento, necesitamos agregar la anotación de </text:span><text:span text:style-name="Source_20_Text"><text:span text:style-name="T8">Output</text:span></text:span><text:span text:style-name="T5"> a la propiedad. Esta anotación toma un argumento opcional que permite especificar un nombre de atributo diferente para este enlace de evento. Si no pasa un argumento, se utilizará el nombre de la propiedad.</text:span></text:p>
      <text:p text:style-name="P21"><text:span text:style-name="T5">Recuerde: Queremos usar algo como </text:span><text:span text:style-name="Source_20_Text"><text:span text:style-name="T8">(clickOutside)="close()"</text:span></text:span><text:span text:style-name="T5"> en el elemento de destino. Al elegir exactamente el mismo nombre para la directiva y el enlace de eventos, logramos esta sintaxis muy compacta. Como resultado, utilizaremos el mismo nombre exacto del selector también para la propiedad que contiene la instancia de </text:span><text:span text:style-name="Source_20_Text"><text:span text:style-name="T8">EventEmitter</text:span></text:span><text:span text:style-name="T5"> :</text:span></text:p>
      <text:section text:style-name="Sect1" text:name="highlighter_3897">
        <table:table table:name="Tabla4" table:style-name="Tabla4">
          <table:table-column table:style-name="Tabla4.A"/>
          <table:table-column table:style-name="Tabla4.B"/>
          <table:table-row>
            <table:table-cell table:style-name="Tabla4.A1"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9">10</text:p>
              <text:p text:style-name="P29">11</text:p>
              <text:p text:style-name="P28">12</text:p>
            </table:table-cell>
            <table:table-cell table:style-name="Tabla4.A1" office:value-type="string">
              <text:p text:style-name="P31"><text:span text:style-name="Source_20_Text"><text:span text:style-name="T12">import</text:span></text:span><text:span text:style-name="T14"> </text:span><text:span text:style-name="Source_20_Text"><text:span text:style-name="T17">{</text:span></text:span><text:span text:style-name="Source_20_Text"><text:span text:style-name="T19">Directive</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9">Output</text:span></text:span><text:span text:style-name="Source_20_Text"><text:span text:style-name="T17">,</text:span></text:span><text:span text:style-name="T14"> </text:span><text:span text:style-name="Source_20_Text"><text:span text:style-name="T19">EventEmitter</text:span></text:span><text:span text:style-name="Source_20_Text"><text:span text:style-name="T17">}</text:span></text:span><text:span text:style-name="T14"> </text:span><text:span text:style-name="Source_20_Text"><text:span text:style-name="T12">from</text:span></text:span><text:span text:style-name="T14"> </text:span><text:span text:style-name="Source_20_Text"><text:span text:style-name="T21">'@angular/core'</text:span></text:span><text:span text:style-name="Source_20_Text"><text:span text:style-name="T17">;</text:span></text:span></text:p>
              <text:p text:style-name="P30"> </text:p>
              <text:p text:style-name="P31"><text:span text:style-name="Source_20_Text"><text:span text:style-name="T23">@Directive</text:span></text:span><text:span text:style-name="Source_20_Text"><text:span text:style-name="T17">({</text:span></text:span></text:p>
              <text:p text:style-name="P31"><text:span text:style-name="Source_20_Text"><text:span text:style-name="T26">    </text:span></text:span><text:span text:style-name="Source_20_Text"><text:span text:style-name="T19">selector</text:span></text:span><text:span text:style-name="Source_20_Text"><text:span text:style-name="T17">:</text:span></text:span><text:span text:style-name="T14"> </text:span><text:span text:style-name="Source_20_Text"><text:span text:style-name="T21">'[clickOutside]'</text:span></text:span></text:p>
              <text:p text:style-name="P31"><text:span text:style-name="Source_20_Text"><text:span text:style-name="T17">})</text:span></text:span></text:p>
              <text:p text:style-name="P31"><text:span text:style-name="Source_20_Text"><text:span text:style-name="T12">export</text:span></text:span><text:span text:style-name="T14"> </text:span><text:span text:style-name="Source_20_Text"><text:span text:style-name="T12">class</text:span></text:span><text:span text:style-name="T14"> </text:span><text:span text:style-name="Source_20_Text"><text:span text:style-name="T19">ClickOutsideDirective </text:span></text:span><text:span text:style-name="Source_20_Text"><text:span text:style-name="T17">{</text:span></text:span></text:p>
              <text:p text:style-name="P31"><text:span text:style-name="Source_20_Text"><text:span text:style-name="T26">    </text:span></text:span><text:span text:style-name="Source_20_Text"><text:span text:style-name="T12">constructor</text:span></text:span><text:span text:style-name="Source_20_Text"><text:span text:style-name="T17">(</text:span></text:span><text:span text:style-name="Source_20_Text"><text:span text:style-name="T12">private</text:span></text:span><text:span text:style-name="T14"> </text:span><text:span text:style-name="Source_20_Text"><text:span text:style-name="T19">_elementRef </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7">{</text:span></text:span></text:p>
              <text:p text:style-name="P31"><text:span text:style-name="Source_20_Text"><text:span text:style-name="T26">    </text:span></text:span><text:span text:style-name="Source_20_Text"><text:span text:style-name="T17">}</text:span></text:span></text:p>
              <text:p text:style-name="P30"> </text:p>
              <text:p text:style-name="P31"><text:span text:style-name="Source_20_Text"><text:span text:style-name="T25">    </text:span></text:span><text:span text:style-name="Source_20_Text"><text:span text:style-name="T24">@Output</text:span></text:span><text:span text:style-name="Source_20_Text"><text:span text:style-name="T18">()</text:span></text:span></text:p>
              <text:p text:style-name="P31"><text:span text:style-name="Source_20_Text"><text:span text:style-name="T25">    </text:span></text:span><text:span text:style-name="Source_20_Text"><text:span text:style-name="T13">public</text:span></text:span><text:span text:style-name="T15"> </text:span><text:span text:style-name="Source_20_Text"><text:span text:style-name="T20">clickOutside </text:span></text:span><text:span text:style-name="Source_20_Text"><text:span text:style-name="T18">=</text:span></text:span><text:span text:style-name="T15"> </text:span><text:span text:style-name="Source_20_Text"><text:span text:style-name="T13">new</text:span></text:span><text:span text:style-name="T15"> </text:span><text:span text:style-name="Source_20_Text"><text:span text:style-name="T20">EventEmitter</text:span></text:span><text:span text:style-name="Source_20_Text"><text:span text:style-name="T18">();</text:span></text:span></text:p>
              <text:p text:style-name="P31"><text:span text:style-name="Source_20_Text"><text:span text:style-name="T17">}</text:span></text:span></text:p>
            </table:table-cell>
          </table:table-row>
        </table:table>
      </text:section>
      <text:h text:style-name="P16" text:outline-level="2">HostListener</text:h>
      <text:p text:style-name="P19">Ahora tenemos un enlace de evento que se puede invocar. Ahora cerremos el ciclo implementando el núcleo de esta directiva.</text:p>
      <text:p text:style-name="P21"><text:span text:style-name="T5">La anotación </text:span><text:a xlink:type="simple" xlink:href="https://translate.googleusercontent.com/translate_c?depth=1&amp;hl=es&amp;prev=search&amp;rurl=translate.google.com&amp;sl=en&amp;sp=nmt4&amp;u=https://angular.io/docs/js/latest/api/core/HostListener-var.html&amp;xid=17259,1500004,15700021,15700186,15700190,15700256,15700259,15700262,15700265,15700271,15700283&amp;usg=ALkJrhijg6AiU__lk_vVR0cG36KxYQP4lA" office:target-frame-name="_blank" xlink:show="new" text:style-name="Internet_20_link" text:visited-style-name="Visited_20_Internet_20_Link"><text:span text:style-name="T9">HostListener</text:span></text:a><text:span text:style-name="T5"> de Angular 2 nos permite escuchar ciertos eventos en el host, es decir, el elemento DOM. Al usar la notación </text:span><text:span text:style-name="Source_20_Text"><text:span text:style-name="T8">document:</text:span></text:span><text:span text:style-name="T5"> también puede escuchar eventos a nivel de documento, que es exactamente lo que queremos hacer aquí: capturar todos los clics en cualquier elemento del documento y verificar si está </text:span><text:span text:style-name="Emphasis"><text:span text:style-name="T7">fuera</text:span></text:span><text:span text:style-name="T5"> de nuestro propio elemento.</text:span></text:p>
      <text:p text:style-name="P21"><text:span text:style-name="T5">Además, puede definir opcionalmente qué valores se deben pasar al método decorado. El parámetro de evento es un </text:span><text:span text:style-name="Source_20_Text"><text:span text:style-name="T8">MouseEvent</text:span></text:span><text:span text:style-name="T5"> , que contiene el elemento de destino en la propiedad de </text:span><text:span text:style-name="Source_20_Text"><text:span text:style-name="T8">target</text:span></text:span><text:span text:style-name="T5"> . Como solo estamos interesados ​​en este elemento, simplemente inyectemos este elemento como parámetro:</text:span></text:p>
      <text:section text:style-name="Sect1" text:name="highlighter_63108">
        <table:table table:name="Tabla5" table:style-name="Tabla5">
          <table:table-column table:style-name="Tabla5.A"/>
          <table:table-column table:style-name="Tabla5.B"/>
          <text:soft-page-break/>
          <table:table-row>
            <table:table-cell table:style-name="Tabla5.A1"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9">13</text:p>
              <text:p text:style-name="P28">14</text:p>
              <text:p text:style-name="P28">15</text:p>
              <text:p text:style-name="P28">16</text:p>
            </table:table-cell>
            <table:table-cell table:style-name="Tabla5.A1" office:value-type="string">
              <text:p text:style-name="P31"><text:span text:style-name="Source_20_Text"><text:span text:style-name="T12">import</text:span></text:span><text:span text:style-name="T14"> </text:span><text:span text:style-name="Source_20_Text"><text:span text:style-name="T17">{</text:span></text:span><text:span text:style-name="Source_20_Text"><text:span text:style-name="T19">Directive</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9">Output</text:span></text:span><text:span text:style-name="Source_20_Text"><text:span text:style-name="T17">,</text:span></text:span><text:span text:style-name="T14"> </text:span><text:span text:style-name="Source_20_Text"><text:span text:style-name="T19">EventEmitter</text:span></text:span><text:span text:style-name="Source_20_Text"><text:span text:style-name="T17">,</text:span></text:span><text:span text:style-name="T14"> </text:span><text:span text:style-name="Source_20_Text"><text:span text:style-name="T19">HostListener</text:span></text:span><text:span text:style-name="Source_20_Text"><text:span text:style-name="T17">}</text:span></text:span><text:span text:style-name="T14"> </text:span><text:span text:style-name="Source_20_Text"><text:span text:style-name="T12">from</text:span></text:span><text:span text:style-name="T14"> </text:span><text:span text:style-name="Source_20_Text"><text:span text:style-name="T21">'@angular/core'</text:span></text:span><text:span text:style-name="Source_20_Text"><text:span text:style-name="T17">;</text:span></text:span></text:p>
              <text:p text:style-name="P30"> </text:p>
              <text:p text:style-name="P31"><text:span text:style-name="Source_20_Text"><text:span text:style-name="T23">@Directive</text:span></text:span><text:span text:style-name="Source_20_Text"><text:span text:style-name="T17">({</text:span></text:span></text:p>
              <text:p text:style-name="P31"><text:span text:style-name="Source_20_Text"><text:span text:style-name="T26">    </text:span></text:span><text:span text:style-name="Source_20_Text"><text:span text:style-name="T19">selector</text:span></text:span><text:span text:style-name="Source_20_Text"><text:span text:style-name="T17">:</text:span></text:span><text:span text:style-name="T14"> </text:span><text:span text:style-name="Source_20_Text"><text:span text:style-name="T21">'[clickOutside]'</text:span></text:span></text:p>
              <text:p text:style-name="P31"><text:span text:style-name="Source_20_Text"><text:span text:style-name="T17">})</text:span></text:span></text:p>
              <text:p text:style-name="P31"><text:span text:style-name="Source_20_Text"><text:span text:style-name="T12">export</text:span></text:span><text:span text:style-name="T14"> </text:span><text:span text:style-name="Source_20_Text"><text:span text:style-name="T12">class</text:span></text:span><text:span text:style-name="T14"> </text:span><text:span text:style-name="Source_20_Text"><text:span text:style-name="T19">ClickOutsideDirective </text:span></text:span><text:span text:style-name="Source_20_Text"><text:span text:style-name="T17">{</text:span></text:span></text:p>
              <text:p text:style-name="P31"><text:span text:style-name="Source_20_Text"><text:span text:style-name="T26">    </text:span></text:span><text:span text:style-name="Source_20_Text"><text:span text:style-name="T12">constructor</text:span></text:span><text:span text:style-name="Source_20_Text"><text:span text:style-name="T17">(</text:span></text:span><text:span text:style-name="Source_20_Text"><text:span text:style-name="T12">private</text:span></text:span><text:span text:style-name="T14"> </text:span><text:span text:style-name="Source_20_Text"><text:span text:style-name="T19">_elementRef </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7">{</text:span></text:span></text:p>
              <text:p text:style-name="P31"><text:span text:style-name="Source_20_Text"><text:span text:style-name="T26">    </text:span></text:span><text:span text:style-name="Source_20_Text"><text:span text:style-name="T17">}</text:span></text:span></text:p>
              <text:p text:style-name="P30"> </text:p>
              <text:p text:style-name="P31"><text:span text:style-name="Source_20_Text"><text:span text:style-name="T26">    </text:span></text:span><text:span text:style-name="Source_20_Text"><text:span text:style-name="T23">@Output</text:span></text:span><text:span text:style-name="Source_20_Text"><text:span text:style-name="T17">()</text:span></text:span></text:p>
              <text:p text:style-name="P31"><text:span text:style-name="Source_20_Text"><text:span text:style-name="T26">    </text:span></text:span><text:span text:style-name="Source_20_Text"><text:span text:style-name="T12">public</text:span></text:span><text:span text:style-name="T14"> </text:span><text:span text:style-name="Source_20_Text"><text:span text:style-name="T19">clickOutside </text:span></text:span><text:span text:style-name="Source_20_Text"><text:span text:style-name="T17">=</text:span></text:span><text:span text:style-name="T14"> </text:span><text:span text:style-name="Source_20_Text"><text:span text:style-name="T12">new</text:span></text:span><text:span text:style-name="T14"> </text:span><text:span text:style-name="Source_20_Text"><text:span text:style-name="T19">EventEmitter</text:span></text:span><text:span text:style-name="Source_20_Text"><text:span text:style-name="T17">();</text:span></text:span></text:p>
              <text:p text:style-name="P30"> </text:p>
              <text:p text:style-name="P31"><text:span text:style-name="Source_20_Text"><text:span text:style-name="T25">    </text:span></text:span><text:span text:style-name="Source_20_Text"><text:span text:style-name="T24">@HostListener</text:span></text:span><text:span text:style-name="Source_20_Text"><text:span text:style-name="T18">(</text:span></text:span><text:span text:style-name="Source_20_Text"><text:span text:style-name="T22">'document:click'</text:span></text:span><text:span text:style-name="Source_20_Text"><text:span text:style-name="T18">,</text:span></text:span><text:span text:style-name="T15"> </text:span><text:span text:style-name="Source_20_Text"><text:span text:style-name="T18">[</text:span></text:span><text:span text:style-name="Source_20_Text"><text:span text:style-name="T22">'$event.target'</text:span></text:span><text:span text:style-name="Source_20_Text"><text:span text:style-name="T18">])</text:span></text:span></text:p>
              <text:p text:style-name="P31"><text:span text:style-name="Source_20_Text"><text:span text:style-name="T26">    </text:span></text:span><text:span text:style-name="Source_20_Text"><text:span text:style-name="T12">public</text:span></text:span><text:span text:style-name="T14"> </text:span><text:span text:style-name="Source_20_Text"><text:span text:style-name="T19">onClick</text:span></text:span><text:span text:style-name="Source_20_Text"><text:span text:style-name="T17">(</text:span></text:span><text:span text:style-name="Source_20_Text"><text:span text:style-name="T19">targetElement</text:span></text:span><text:span text:style-name="Source_20_Text"><text:span text:style-name="T17">)</text:span></text:span><text:span text:style-name="T14"> </text:span><text:span text:style-name="Source_20_Text"><text:span text:style-name="T17">{</text:span></text:span></text:p>
              <text:p text:style-name="P31"><text:span text:style-name="Source_20_Text"><text:span text:style-name="T26">    </text:span></text:span><text:span text:style-name="Source_20_Text"><text:span text:style-name="T17">}</text:span></text:span></text:p>
              <text:p text:style-name="P31"><text:span text:style-name="Source_20_Text"><text:span text:style-name="T17">}</text:span></text:span></text:p>
            </table:table-cell>
          </table:table-row>
        </table:table>
      </text:section>
      <text:p text:style-name="P21"><text:span text:style-name="T10">El método </text:span><text:span text:style-name="Source_20_Text"><text:span text:style-name="T10">onClick</text:span></text:span><text:span text:style-name="T10"> ahora se invocará cada vez que se haga un clic en todo el documento. Debido al uso de </text:span><text:span text:style-name="Source_20_Text"><text:span text:style-name="T10">HostListener</text:span></text:span><text:span text:style-name="T10"> , ni siquiera necesita desconectarse del evento: Angular se encarga de todo por usted.</text:span></text:p>
      <text:h text:style-name="P15" text:outline-level="2">Muestra completa</text:h>
      <text:p text:style-name="P21"><text:span text:style-name="T5">Ahora verifiquemos si el elemento en el que se colocó nuestra directiva contiene el elemento objetivo en el que se hizo clic. Esta es una tarea simple que utiliza el método </text:span><text:span text:style-name="Source_20_Text"><text:span text:style-name="T8">contains</text:span></text:span><text:span text:style-name="T5"> </text:span><text:a xlink:type="simple" xlink:href="https://translate.googleusercontent.com/translate_c?depth=1&amp;hl=es&amp;prev=search&amp;rurl=translate.google.com&amp;sl=en&amp;sp=nmt4&amp;u=https://developer.mozilla.org/de/docs/Web/API/Node/contains&amp;xid=17259,1500004,15700021,15700186,15700190,15700256,15700259,15700262,15700265,15700271,15700283&amp;usg=ALkJrhgLr48aHDJSjTeJtimSrRa_vUuNmg" office:target-frame-name="_blank" xlink:show="new" text:style-name="Internet_20_link" text:visited-style-name="Visited_20_Internet_20_Link"><text:span text:style-name="T9">de la API DOM</text:span></text:a><text:span text:style-name="T5"> . Este método devuelve </text:span><text:span text:style-name="Source_20_Text"><text:span text:style-name="T8">true</text:span></text:span><text:span text:style-name="T5"> si el nodo dado es un descendiente o igual a otro nodo.</text:span></text:p>
      <text:p text:style-name="P21"><text:span text:style-name="T5">Aquí, usaremos el elemento DOM en el que se colocó la directiva: </text:span><text:span text:style-name="Source_20_Text"><text:span text:style-name="T8">this._elementRef.nativeElement</text:span></text:span><text:span text:style-name="T5"> . Si el clic no se colocó dentro del elemento de destino, debe haberse colocado afuera. En este caso, </text:span><text:span text:style-name="Source_20_Text"><text:span text:style-name="T8">clickOutside</text:span></text:span><text:span text:style-name="T5"> evento </text:span><text:span text:style-name="Source_20_Text"><text:span text:style-name="T8">clickOutside</text:span></text:span><text:span text:style-name="T5"> .</text:span></text:p>
      <text:section text:style-name="Sect1" text:name="highlighter_322774">
        <table:table table:name="Tabla6" table:style-name="Tabla6">
          <table:table-column table:style-name="Tabla6.A"/>
          <table:table-column table:style-name="Tabla6.B"/>
          <table:table-row>
            <table:table-cell table:style-name="Tabla6.A1"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9"><text:soft-page-break/>15</text:p>
              <text:p text:style-name="P29">16</text:p>
              <text:p text:style-name="P29">17</text:p>
              <text:p text:style-name="P29">18</text:p>
              <text:p text:style-name="P28">19</text:p>
              <text:p text:style-name="P28">20</text:p>
            </table:table-cell>
            <table:table-cell table:style-name="Tabla6.A1" office:value-type="string">
              <text:p text:style-name="P31"><text:span text:style-name="Source_20_Text"><text:span text:style-name="T12">import</text:span></text:span><text:span text:style-name="T14"> </text:span><text:span text:style-name="Source_20_Text"><text:span text:style-name="T17">{</text:span></text:span><text:span text:style-name="Source_20_Text"><text:span text:style-name="T19">Directive</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9">Output</text:span></text:span><text:span text:style-name="Source_20_Text"><text:span text:style-name="T17">,</text:span></text:span><text:span text:style-name="T14"> </text:span><text:span text:style-name="Source_20_Text"><text:span text:style-name="T19">EventEmitter</text:span></text:span><text:span text:style-name="Source_20_Text"><text:span text:style-name="T17">,</text:span></text:span><text:span text:style-name="T14"> </text:span><text:span text:style-name="Source_20_Text"><text:span text:style-name="T19">HostListener</text:span></text:span><text:span text:style-name="Source_20_Text"><text:span text:style-name="T17">}</text:span></text:span><text:span text:style-name="T14"> </text:span><text:span text:style-name="Source_20_Text"><text:span text:style-name="T12">from</text:span></text:span><text:span text:style-name="T14"> </text:span><text:span text:style-name="Source_20_Text"><text:span text:style-name="T21">'@angular/core'</text:span></text:span><text:span text:style-name="Source_20_Text"><text:span text:style-name="T17">;</text:span></text:span></text:p>
              <text:p text:style-name="P30"> </text:p>
              <text:p text:style-name="P31"><text:span text:style-name="Source_20_Text"><text:span text:style-name="T23">@Directive</text:span></text:span><text:span text:style-name="Source_20_Text"><text:span text:style-name="T17">({</text:span></text:span></text:p>
              <text:p text:style-name="P31"><text:span text:style-name="Source_20_Text"><text:span text:style-name="T26">    </text:span></text:span><text:span text:style-name="Source_20_Text"><text:span text:style-name="T19">selector</text:span></text:span><text:span text:style-name="Source_20_Text"><text:span text:style-name="T17">:</text:span></text:span><text:span text:style-name="T14"> </text:span><text:span text:style-name="Source_20_Text"><text:span text:style-name="T21">'[clickOutside]'</text:span></text:span></text:p>
              <text:p text:style-name="P31"><text:span text:style-name="Source_20_Text"><text:span text:style-name="T17">})</text:span></text:span></text:p>
              <text:p text:style-name="P31"><text:span text:style-name="Source_20_Text"><text:span text:style-name="T12">export</text:span></text:span><text:span text:style-name="T14"> </text:span><text:span text:style-name="Source_20_Text"><text:span text:style-name="T12">class</text:span></text:span><text:span text:style-name="T14"> </text:span><text:span text:style-name="Source_20_Text"><text:span text:style-name="T19">ClickOutsideDirective </text:span></text:span><text:span text:style-name="Source_20_Text"><text:span text:style-name="T17">{</text:span></text:span></text:p>
              <text:p text:style-name="P31"><text:span text:style-name="Source_20_Text"><text:span text:style-name="T26">    </text:span></text:span><text:span text:style-name="Source_20_Text"><text:span text:style-name="T12">constructor</text:span></text:span><text:span text:style-name="Source_20_Text"><text:span text:style-name="T17">(</text:span></text:span><text:span text:style-name="Source_20_Text"><text:span text:style-name="T12">private</text:span></text:span><text:span text:style-name="T14"> </text:span><text:span text:style-name="Source_20_Text"><text:span text:style-name="T19">_elementRef </text:span></text:span><text:span text:style-name="Source_20_Text"><text:span text:style-name="T17">:</text:span></text:span><text:span text:style-name="T14"> </text:span><text:span text:style-name="Source_20_Text"><text:span text:style-name="T19">ElementRef</text:span></text:span><text:span text:style-name="Source_20_Text"><text:span text:style-name="T17">)</text:span></text:span><text:span text:style-name="T14"> </text:span><text:span text:style-name="Source_20_Text"><text:span text:style-name="T17">{</text:span></text:span></text:p>
              <text:p text:style-name="P31"><text:span text:style-name="Source_20_Text"><text:span text:style-name="T26">    </text:span></text:span><text:span text:style-name="Source_20_Text"><text:span text:style-name="T17">}</text:span></text:span></text:p>
              <text:p text:style-name="P30"> </text:p>
              <text:p text:style-name="P31"><text:span text:style-name="Source_20_Text"><text:span text:style-name="T26">    </text:span></text:span><text:span text:style-name="Source_20_Text"><text:span text:style-name="T23">@Output</text:span></text:span><text:span text:style-name="Source_20_Text"><text:span text:style-name="T17">()</text:span></text:span></text:p>
              <text:p text:style-name="P31"><text:span text:style-name="Source_20_Text"><text:span text:style-name="T26">    </text:span></text:span><text:span text:style-name="Source_20_Text"><text:span text:style-name="T12">public</text:span></text:span><text:span text:style-name="T14"> </text:span><text:span text:style-name="Source_20_Text"><text:span text:style-name="T19">clickOutside </text:span></text:span><text:span text:style-name="Source_20_Text"><text:span text:style-name="T17">=</text:span></text:span><text:span text:style-name="T14"> </text:span><text:span text:style-name="Source_20_Text"><text:span text:style-name="T12">new</text:span></text:span><text:span text:style-name="T14"> </text:span><text:span text:style-name="Source_20_Text"><text:span text:style-name="T19">EventEmitter</text:span></text:span><text:span text:style-name="Source_20_Text"><text:span text:style-name="T17">();</text:span></text:span></text:p>
              <text:p text:style-name="P30"> </text:p>
              <text:p text:style-name="P31"><text:span text:style-name="Source_20_Text"><text:span text:style-name="T26">    </text:span></text:span><text:span text:style-name="Source_20_Text"><text:span text:style-name="T23">@HostListener</text:span></text:span><text:span text:style-name="Source_20_Text"><text:span text:style-name="T17">(</text:span></text:span><text:span text:style-name="Source_20_Text"><text:span text:style-name="T21">'document:click'</text:span></text:span><text:span text:style-name="Source_20_Text"><text:span text:style-name="T17">,</text:span></text:span><text:span text:style-name="T14"> </text:span><text:span text:style-name="Source_20_Text"><text:span text:style-name="T17">[</text:span></text:span><text:span text:style-name="Source_20_Text"><text:span text:style-name="T21">'$event.target'</text:span></text:span><text:span text:style-name="Source_20_Text"><text:span text:style-name="T17">])</text:span></text:span></text:p>
              <text:p text:style-name="P31"><text:soft-page-break/><text:span text:style-name="Source_20_Text"><text:span text:style-name="T26">    </text:span></text:span><text:span text:style-name="Source_20_Text"><text:span text:style-name="T12">public</text:span></text:span><text:span text:style-name="T14"> </text:span><text:span text:style-name="Source_20_Text"><text:span text:style-name="T19">onClick</text:span></text:span><text:span text:style-name="Source_20_Text"><text:span text:style-name="T17">(</text:span></text:span><text:span text:style-name="Source_20_Text"><text:span text:style-name="T19">targetElement</text:span></text:span><text:span text:style-name="Source_20_Text"><text:span text:style-name="T17">)</text:span></text:span><text:span text:style-name="T14"> </text:span><text:span text:style-name="Source_20_Text"><text:span text:style-name="T17">{</text:span></text:span></text:p>
              <text:p text:style-name="P31"><text:span text:style-name="Source_20_Text"><text:span text:style-name="T25">        </text:span></text:span><text:span text:style-name="Source_20_Text"><text:span text:style-name="T13">const</text:span></text:span><text:span text:style-name="T15"> </text:span><text:span text:style-name="Source_20_Text"><text:span text:style-name="T20">clickedInside </text:span></text:span><text:span text:style-name="Source_20_Text"><text:span text:style-name="T18">=</text:span></text:span><text:span text:style-name="T15"> </text:span><text:span text:style-name="Source_20_Text"><text:span text:style-name="T13">this</text:span></text:span><text:span text:style-name="Source_20_Text"><text:span text:style-name="T18">.</text:span></text:span><text:span text:style-name="Source_20_Text"><text:span text:style-name="T20">_elementRef</text:span></text:span><text:span text:style-name="Source_20_Text"><text:span text:style-name="T18">.</text:span></text:span><text:span text:style-name="Source_20_Text"><text:span text:style-name="T20">nativeElement</text:span></text:span><text:span text:style-name="Source_20_Text"><text:span text:style-name="T18">.</text:span></text:span><text:span text:style-name="Source_20_Text"><text:span text:style-name="T20">contains</text:span></text:span><text:span text:style-name="Source_20_Text"><text:span text:style-name="T18">(</text:span></text:span><text:span text:style-name="Source_20_Text"><text:span text:style-name="T20">targetElement</text:span></text:span><text:span text:style-name="Source_20_Text"><text:span text:style-name="T18">);</text:span></text:span></text:p>
              <text:p text:style-name="P31"><text:span text:style-name="Source_20_Text"><text:span text:style-name="T25">        </text:span></text:span><text:span text:style-name="Source_20_Text"><text:span text:style-name="T13">if</text:span></text:span><text:span text:style-name="T15"> </text:span><text:span text:style-name="Source_20_Text"><text:span text:style-name="T18">(!</text:span></text:span><text:span text:style-name="Source_20_Text"><text:span text:style-name="T20">clickedInside</text:span></text:span><text:span text:style-name="Source_20_Text"><text:span text:style-name="T18">)</text:span></text:span><text:span text:style-name="T15"> </text:span><text:span text:style-name="Source_20_Text"><text:span text:style-name="T18">{</text:span></text:span></text:p>
              <text:p text:style-name="P31"><text:span text:style-name="Source_20_Text"><text:span text:style-name="T25">            </text:span></text:span><text:span text:style-name="Source_20_Text"><text:span text:style-name="T13">this</text:span></text:span><text:span text:style-name="Source_20_Text"><text:span text:style-name="T18">.</text:span></text:span><text:span text:style-name="Source_20_Text"><text:span text:style-name="T20">clickOutside</text:span></text:span><text:span text:style-name="Source_20_Text"><text:span text:style-name="T18">.</text:span></text:span><text:span text:style-name="Source_20_Text"><text:span text:style-name="T20">emit</text:span></text:span><text:span text:style-name="Source_20_Text"><text:span text:style-name="T18">(</text:span></text:span><text:span text:style-name="Source_20_Text"><text:span text:style-name="T13">null</text:span></text:span><text:span text:style-name="Source_20_Text"><text:span text:style-name="T18">);</text:span></text:span></text:p>
              <text:p text:style-name="P31"><text:span text:style-name="Source_20_Text"><text:span text:style-name="T25">        </text:span></text:span><text:span text:style-name="Source_20_Text"><text:span text:style-name="T18">}</text:span></text:span></text:p>
              <text:p text:style-name="P31"><text:span text:style-name="Source_20_Text"><text:span text:style-name="T26">    </text:span></text:span><text:span text:style-name="Source_20_Text"><text:span text:style-name="T17">}</text:span></text:span></text:p>
              <text:p text:style-name="P31"><text:span text:style-name="Source_20_Text"><text:span text:style-name="T17">}</text:span></text:span></text:p>
            </table:table-cell>
          </table:table-row>
        </table:table>
      </text:section>
      <text:p text:style-name="P20">Eso es todo.</text:p>
      <text:h text:style-name="P15" text:outline-level="2">Módulo npm</text:h>
      <text:p text:style-name="P21"><text:a xlink:type="simple" xlink:href="https://translate.googleusercontent.com/translate_c?depth=1&amp;hl=es&amp;prev=search&amp;rurl=translate.google.com&amp;sl=en&amp;sp=nmt4&amp;u=https://www.npmjs.com/package/angular2-click-outside&amp;xid=17259,1500004,15700021,15700186,15700190,15700256,15700259,15700262,15700265,15700271,15700283&amp;usg=ALkJrhgPWJ0hVuGz077OwXJCM-s4A9Jsfw" office:target-frame-name="_blank" xlink:show="new" text:style-name="Internet_20_link" text:visited-style-name="Visited_20_Internet_20_Link"><text:span text:style-name="T9">Empaqueté</text:span></text:a><text:span text:style-name="T5"> esta directiva en un </text:span><text:a xlink:type="simple" xlink:href="https://translate.googleusercontent.com/translate_c?depth=1&amp;hl=es&amp;prev=search&amp;rurl=translate.google.com&amp;sl=en&amp;sp=nmt4&amp;u=https://www.npmjs.com/package/angular2-click-outside&amp;xid=17259,1500004,15700021,15700186,15700190,15700256,15700259,15700262,15700265,15700271,15700283&amp;usg=ALkJrhgPWJ0hVuGz077OwXJCM-s4A9Jsfw" office:target-frame-name="_blank" xlink:show="new" text:style-name="Internet_20_link" text:visited-style-name="Visited_20_Internet_20_Link"><text:span text:style-name="T9">módulo</text:span></text:a><text:span text:style-name="T5"> </text:span><text:span text:style-name="Source_20_Text"><text:span text:style-name="T8">angular2-click-outside</text:span></text:span><text:span text:style-name="T5"> llamado </text:span><text:span text:style-name="Source_20_Text"><text:span text:style-name="T8">angular2-click-outside</text:span></text:span><text:span text:style-name="T5"> . Este fragmento puede ampliarse con seguridad, por lo que si tiene sugerencias para mejorar, abra un problema o presente una solicitud de extracción </text:span><text:a xlink:type="simple" xlink:href="https://translate.googleusercontent.com/translate_c?depth=1&amp;hl=es&amp;prev=search&amp;rurl=translate.google.com&amp;sl=en&amp;sp=nmt4&amp;u=https://github.com/chliebel/angular2-click-outside&amp;xid=17259,1500004,15700021,15700186,15700190,15700256,15700259,15700262,15700265,15700271,15700283&amp;usg=ALkJrhgQZNPjzVyboBUkZl_dO5_-cEhXIQ" office:target-frame-name="_blank" xlink:show="new" text:style-name="Internet_20_link" text:visited-style-name="Visited_20_Internet_20_Link"><text:span text:style-name="T9">en GitHub</text:span></text:a><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Mono" svg:font-family="'Fira Mono', 'Andale Mono', Consolas, monospace"/>
    <style:font-face style:name="Inconsolata" svg:font-family="Inconsolata, monospace"/>
    <style:font-face style:name="Lohit Devanagari1" svg:font-family="'Lohit Devanagari'"/>
    <style:font-face style:name="Monaco" svg:font-family="Monaco, consolas, 'bitstream vera sans mono', 'courier new', Courier, monospace"/>
    <style:font-face style:name="Source Sans Pro" svg:font-family="'Source Sans Pro', 'Lucida Grande', sans-serif"/>
    <style:font-face style:name="inherit" svg:font-family="inherit"/>
    <style:font-face style:name="monospace" svg:font-family="monospace, monospace"/>
    <style:font-face style:name="noto serif" svg:font-family="'noto serif',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09:28:52.008964643</meta:creation-date>
    <dc:date>2019-12-26T10:38:44.977665830</dc:date>
    <meta:editing-duration>PT1H2M19S</meta:editing-duration>
    <meta:editing-cycles>3</meta:editing-cycles>
    <meta:generator>LibreOffice/6.0.7.3$Linux_X86_64 LibreOffice_project/00m0$Build-3</meta:generator>
    <meta:document-statistic meta:table-count="6" meta:image-count="0" meta:object-count="0" meta:page-count="14" meta:paragraph-count="368" meta:word-count="2078" meta:character-count="16451" meta:non-whitespace-character-count="14435"/>
  </office:meta>
</office:document-meta>
</file>